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947cm"/>
    </style:style>
    <style:style style:name="co2" style:family="table-column">
      <style:table-column-properties fo:break-before="auto" style:column-width="4.974cm"/>
    </style:style>
    <style:style style:name="co3" style:family="table-column">
      <style:table-column-properties fo:break-before="auto" style:column-width="11.317cm"/>
    </style:style>
    <style:style style:name="co4" style:family="table-column">
      <style:table-column-properties fo:break-before="auto" style:column-width="1.455cm"/>
    </style:style>
    <style:style style:name="co5" style:family="table-column">
      <style:table-column-properties fo:break-before="auto" style:column-width="1.8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ISSN</text:p>
          </table:table-cell>
          <table:table-cell office:value-type="string">
            <text:p>Área</text:p>
          </table:table-cell>
          <table:table-cell office:value-type="string">
            <text:p>Titulo</text:p>
          </table:table-cell>
          <table:table-cell office:value-type="string">
            <text:p>Estrato</text:p>
          </table:table-cell>
          <table:table-cell office:value-type="string">
            <text:p>Ano Base</text:p>
          </table:table-cell>
        </table:table-row>
        <table:table-row table:style-name="ro1">
          <table:table-cell office:value-type="string">
            <text:p>1076-6332</text:p>
          </table:table-cell>
          <table:table-cell office:value-type="string">
            <text:p>CIÊNCIA DA COMPUTAÇÃO <text:s text:c="28"/></text:p>
          </table:table-cell>
          <table:table-cell office:value-type="string">
            <text:p>Academic Radi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859</text:p>
          </table:table-cell>
          <table:table-cell office:value-type="string">
            <text:p>CIÊNCIA DA COMPUTAÇÃO <text:s text:c="28"/></text:p>
          </table:table-cell>
          <table:table-cell office:value-type="string">
            <text:p>Ação Ergonôm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0-0300</text:p>
          </table:table-cell>
          <table:table-cell office:value-type="string">
            <text:p>CIÊNCIA DA COMPUTAÇÃO <text:s text:c="28"/></text:p>
          </table:table-cell>
          <table:table-cell office:value-type="string">
            <text:p>ACM Computing Survey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4-6654</text:p>
          </table:table-cell>
          <table:table-cell office:value-type="string">
            <text:p>CIÊNCIA DA COMPUTAÇÃO <text:s text:c="28"/></text:p>
          </table:table-cell>
          <table:table-cell office:value-type="string">
            <text:p>ACM Journal of Experimental Algorithm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9-6325</text:p>
          </table:table-cell>
          <table:table-cell office:value-type="string">
            <text:p>CIÊNCIA DA COMPUTAÇÃO <text:s text:c="28"/></text:p>
          </table:table-cell>
          <table:table-cell office:value-type="string">
            <text:p>ACM Transactions on Algorithm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4-3558</text:p>
          </table:table-cell>
          <table:table-cell office:value-type="string">
            <text:p>CIÊNCIA DA COMPUTAÇÃO <text:s text:c="28"/></text:p>
          </table:table-cell>
          <table:table-cell office:value-type="string">
            <text:p>ACM Transactions on Applied Perception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4-2071</text:p>
          </table:table-cell>
          <table:table-cell office:value-type="string">
            <text:p>CIÊNCIA DA COMPUTAÇÃO <text:s text:c="28"/></text:p>
          </table:table-cell>
          <table:table-cell office:value-type="string">
            <text:p>ACM Transactions on Computer System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2-5915</text:p>
          </table:table-cell>
          <table:table-cell office:value-type="string">
            <text:p>CIÊNCIA DA COMPUTAÇÃO <text:s text:c="28"/></text:p>
          </table:table-cell>
          <table:table-cell office:value-type="string">
            <text:p>ACM Transactions on Database System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4-4309</text:p>
          </table:table-cell>
          <table:table-cell office:value-type="string">
            <text:p>CIÊNCIA DA COMPUTAÇÃO <text:s text:c="28"/></text:p>
          </table:table-cell>
          <table:table-cell office:value-type="string">
            <text:p>ACM Transactions on Design Automation of Electronic System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9-9087</text:p>
          </table:table-cell>
          <table:table-cell office:value-type="string">
            <text:p>CIÊNCIA DA COMPUTAÇÃO <text:s text:c="28"/></text:p>
          </table:table-cell>
          <table:table-cell office:value-type="string">
            <text:p>ACM Transactions on Embedded Computing System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0-0301</text:p>
          </table:table-cell>
          <table:table-cell office:value-type="string">
            <text:p>CIÊNCIA DA COMPUTAÇÃO <text:s text:c="28"/></text:p>
          </table:table-cell>
          <table:table-cell office:value-type="string">
            <text:p>ACM Transactions on Graph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6-8188</text:p>
          </table:table-cell>
          <table:table-cell office:value-type="string">
            <text:p>CIÊNCIA DA COMPUTAÇÃO <text:s text:c="28"/></text:p>
          </table:table-cell>
          <table:table-cell office:value-type="string">
            <text:p>ACM Transactions on Information System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8-3500</text:p>
          </table:table-cell>
          <table:table-cell office:value-type="string">
            <text:p>CIÊNCIA DA COMPUTAÇÃO <text:s text:c="28"/></text:p>
          </table:table-cell>
          <table:table-cell office:value-type="string">
            <text:p>ACM Transactions on Mathematical Softwar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1-6857</text:p>
          </table:table-cell>
          <table:table-cell office:value-type="string">
            <text:p>CIÊNCIA DA COMPUTAÇÃO <text:s text:c="28"/></text:p>
          </table:table-cell>
          <table:table-cell office:value-type="string">
            <text:p>ACM Transactions on Multimedia Computing Communications and Application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4-0925</text:p>
          </table:table-cell>
          <table:table-cell office:value-type="string">
            <text:p>CIÊNCIA DA COMPUTAÇÃO <text:s text:c="28"/></text:p>
          </table:table-cell>
          <table:table-cell office:value-type="string">
            <text:p>ACM Transactions on Programming Languages and System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9-331X</text:p>
          </table:table-cell>
          <table:table-cell office:value-type="string">
            <text:p>CIÊNCIA DA COMPUTAÇÃO <text:s text:c="28"/></text:p>
          </table:table-cell>
          <table:table-cell office:value-type="string">
            <text:p>ACM Transactions on Software Engineering and Method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4-5765</text:p>
          </table:table-cell>
          <table:table-cell office:value-type="string">
            <text:p>CIÊNCIA DA COMPUTAÇÃO <text:s text:c="28"/></text:p>
          </table:table-cell>
          <table:table-cell office:value-type="string">
            <text:p>Acta Astronaut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2-0525</text:p>
          </table:table-cell>
          <table:table-cell office:value-type="string">
            <text:p>CIÊNCIA DA COMPUTAÇÃO <text:s text:c="28"/></text:p>
          </table:table-cell>
          <table:table-cell office:value-type="string">
            <text:p>Acta Informatica (Interne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8664</text:p>
          </table:table-cell>
          <table:table-cell office:value-type="string">
            <text:p>CIÊNCIA DA COMPUTAÇÃO <text:s text:c="28"/></text:p>
          </table:table-cell>
          <table:table-cell office:value-type="string">
            <text:p>Acta Scientiarum. Technology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5-7533</text:p>
          </table:table-cell>
          <table:table-cell office:value-type="string">
            <text:p>CIÊNCIA DA COMPUTAÇÃO <text:s text:c="28"/></text:p>
          </table:table-cell>
          <table:table-cell office:value-type="string">
            <text:p>Actas de la Academia Nacional de Ciencias de la República Argentin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0-8705</text:p>
          </table:table-cell>
          <table:table-cell office:value-type="string">
            <text:p>CIÊNCIA DA COMPUTAÇÃO <text:s text:c="28"/></text:p>
          </table:table-cell>
          <table:table-cell office:value-type="string">
            <text:p>Ad Hoc Network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9-7123</text:p>
          </table:table-cell>
          <table:table-cell office:value-type="string">
            <text:p>CIÊNCIA DA COMPUTAÇÃO <text:s text:c="28"/></text:p>
          </table:table-cell>
          <table:table-cell office:value-type="string">
            <text:p>Adaptive Behavior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4-0346</text:p>
          </table:table-cell>
          <table:table-cell office:value-type="string">
            <text:p>CIÊNCIA DA COMPUTAÇÃO <text:s text:c="28"/></text:p>
          </table:table-cell>
          <table:table-cell office:value-type="string">
            <text:p>Advanced Engineering Informat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5-2458</text:p>
          </table:table-cell>
          <table:table-cell office:value-type="string">
            <text:p>CIÊNCIA DA COMPUTAÇÃO <text:s text:c="28"/></text:p>
          </table:table-cell>
          <table:table-cell office:value-type="string">
            <text:p>Advances in Computer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5-9978</text:p>
          </table:table-cell>
          <table:table-cell office:value-type="string">
            <text:p>CIÊNCIA DA COMPUTAÇÃO <text:s text:c="28"/></text:p>
          </table:table-cell>
          <table:table-cell office:value-type="string">
            <text:p>Advances in Engineering Software (1992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507</text:p>
          </table:table-cell>
          <table:table-cell office:value-type="string">
            <text:p>CIÊNCIA DA COMPUTAÇÃO <text:s text:c="28"/></text:p>
          </table:table-cell>
          <table:table-cell office:value-type="string">
            <text:p>Agora (UNC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1-7126</text:p>
          </table:table-cell>
          <table:table-cell office:value-type="string">
            <text:p>CIÊNCIA DA COMPUTAÇÃO <text:s text:c="28"/></text:p>
          </table:table-cell>
          <table:table-cell office:value-type="string">
            <text:p>AI Communication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1452</text:p>
          </table:table-cell>
          <table:table-cell office:value-type="string">
            <text:p>CIÊNCIA DA COMPUTAÇÃO <text:s text:c="28"/></text:p>
          </table:table-cell>
          <table:table-cell office:value-type="string">
            <text:p>AIAA Journal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8-4617</text:p>
          </table:table-cell>
          <table:table-cell office:value-type="string">
            <text:p>CIÊNCIA DA COMPUTAÇÃO <text:s text:c="28"/></text:p>
          </table:table-cell>
          <table:table-cell office:value-type="string">
            <text:p>Algorithmica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2-0541</text:p>
          </table:table-cell>
          <table:table-cell office:value-type="string">
            <text:p>CIÊNCIA DA COMPUTAÇÃO <text:s text:c="28"/></text:p>
          </table:table-cell>
          <table:table-cell office:value-type="string">
            <text:p>Algorithmica (New York. Interne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0360</text:p>
          </table:table-cell>
          <table:table-cell office:value-type="string">
            <text:p>CIÊNCIA DA COMPUTAÇÃO <text:s text:c="28"/></text:p>
          </table:table-cell>
          <table:table-cell office:value-type="string">
            <text:p>Âmbito Jurídic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483</text:p>
          </table:table-cell>
          <table:table-cell office:value-type="string">
            <text:p>CIÊNCIA DA COMPUTAÇÃO <text:s text:c="28"/></text:p>
          </table:table-cell>
          <table:table-cell office:value-type="string">
            <text:p>American Journal of Physical Anthrop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5-1030</text:p>
          </table:table-cell>
          <table:table-cell office:value-type="string">
            <text:p>CIÊNCIA DA COMPUTAÇÃO <text:s text:c="28"/></text:p>
          </table:table-cell>
          <table:table-cell office:value-type="string">
            <text:p>Analog Integrated Circuits and Signal Processing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1979</text:p>
          </table:table-cell>
          <table:table-cell office:value-type="string">
            <text:p>CIÊNCIA DA COMPUTAÇÃO <text:s text:c="28"/></text:p>
          </table:table-cell>
          <table:table-cell office:value-type="string">
            <text:p>Analog Integrated Circuits and Signal Processing (Dordrecht. 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4-6812</text:p>
          </table:table-cell>
          <table:table-cell office:value-type="string">
            <text:p>CIÊNCIA DA COMPUTAÇÃO <text:s text:c="28"/></text:p>
          </table:table-cell>
          <table:table-cell office:value-type="string">
            <text:p>Analytical and Quantitative Cytology and Hist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4347</text:p>
          </table:table-cell>
          <table:table-cell office:value-type="string">
            <text:p>CIÊNCIA DA COMPUTAÇÃO <text:s text:c="28"/></text:p>
          </table:table-cell>
          <table:table-cell office:value-type="string">
            <text:p>Annales des Télécommunications (Cessou em 2007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8-0006</text:p>
          </table:table-cell>
          <table:table-cell office:value-type="string">
            <text:p>CIÊNCIA DA COMPUTAÇÃO <text:s text:c="28"/></text:p>
          </table:table-cell>
          <table:table-cell office:value-type="string">
            <text:p>Annals of Combinatoric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2-2443</text:p>
          </table:table-cell>
          <table:table-cell office:value-type="string">
            <text:p>CIÊNCIA DA COMPUTAÇÃO <text:s text:c="28"/></text:p>
          </table:table-cell>
          <table:table-cell office:value-type="string">
            <text:p>Annals of Mathematics and Artificial Intellig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7470</text:p>
          </table:table-cell>
          <table:table-cell office:value-type="string">
            <text:p>CIÊNCIA DA COMPUTAÇÃO <text:s text:c="28"/></text:p>
          </table:table-cell>
          <table:table-cell office:value-type="string">
            <text:p>Annals of Mathematics and Artificial Intelligence (Dordrecht. 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4-5330</text:p>
          </table:table-cell>
          <table:table-cell office:value-type="string">
            <text:p>CIÊNCIA DA COMPUTAÇÃO <text:s text:c="28"/></text:p>
          </table:table-cell>
          <table:table-cell office:value-type="string">
            <text:p>Annals of Operation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2-9338</text:p>
          </table:table-cell>
          <table:table-cell office:value-type="string">
            <text:p>CIÊNCIA DA COMPUTAÇÃO <text:s text:c="28"/></text:p>
          </table:table-cell>
          <table:table-cell office:value-type="string">
            <text:p>Annals of Operations Research (Dordrecht. 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0072</text:p>
          </table:table-cell>
          <table:table-cell office:value-type="string">
            <text:p>CIÊNCIA DA COMPUTAÇÃO <text:s text:c="28"/></text:p>
          </table:table-cell>
          <table:table-cell office:value-type="string">
            <text:p>Annals of Pure and Applied Logic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2-7091</text:p>
          </table:table-cell>
          <table:table-cell office:value-type="string">
            <text:p>CIÊNCIA DA COMPUTAÇÃO <text:s text:c="28"/></text:p>
          </table:table-cell>
          <table:table-cell office:value-type="string">
            <text:p>Annals of Software Engineering (Cessou em 2002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7489</text:p>
          </table:table-cell>
          <table:table-cell office:value-type="string">
            <text:p>CIÊNCIA DA COMPUTAÇÃO <text:s text:c="28"/></text:p>
          </table:table-cell>
          <table:table-cell office:value-type="string">
            <text:p>Annals of Software Engineering (Dordrecht. 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0-5364</text:p>
          </table:table-cell>
          <table:table-cell office:value-type="string">
            <text:p>CIÊNCIA DA COMPUTAÇÃO <text:s text:c="28"/></text:p>
          </table:table-cell>
          <table:table-cell office:value-type="string">
            <text:p>Annals of Statist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0-8382</text:p>
          </table:table-cell>
          <table:table-cell office:value-type="string">
            <text:p>CIÊNCIA DA COMPUTAÇÃO <text:s text:c="28"/></text:p>
          </table:table-cell>
          <table:table-cell office:value-type="string">
            <text:p>Annual Review of Information Science and Technology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6-4286</text:p>
          </table:table-cell>
          <table:table-cell office:value-type="string">
            <text:p>CIÊNCIA DA COMPUTAÇÃO <text:s text:c="28"/></text:p>
          </table:table-cell>
          <table:table-cell office:value-type="string">
            <text:p>Annual Review of Phytopath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7-5788</text:p>
          </table:table-cell>
          <table:table-cell office:value-type="string">
            <text:p>CIÊNCIA DA COMPUTAÇÃO <text:s text:c="28"/></text:p>
          </table:table-cell>
          <table:table-cell office:value-type="string">
            <text:p>Annual Reviews in Contro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18-7960</text:p>
          </table:table-cell>
          <table:table-cell office:value-type="string">
            <text:p>CIÊNCIA DA COMPUTAÇÃO <text:s text:c="28"/></text:p>
          </table:table-cell>
          <table:table-cell office:value-type="string">
            <text:p>Anthropological Scienc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5-6663</text:p>
          </table:table-cell>
          <table:table-cell office:value-type="string">
            <text:p>CIÊNCIA DA COMPUTAÇÃO <text:s text:c="28"/></text:p>
          </table:table-cell>
          <table:table-cell office:value-type="string">
            <text:p>Appetite (London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2-0622</text:p>
          </table:table-cell>
          <table:table-cell office:value-type="string">
            <text:p>CIÊNCIA DA COMPUTAÇÃO <text:s text:c="28"/></text:p>
          </table:table-cell>
          <table:table-cell office:value-type="string">
            <text:p>Applicable algebra in engineering, communication and computing (Interne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52-8630</text:p>
          </table:table-cell>
          <table:table-cell office:value-type="string">
            <text:p>CIÊNCIA DA COMPUTAÇÃO <text:s text:c="28"/></text:p>
          </table:table-cell>
          <table:table-cell office:value-type="string">
            <text:p>Applicable Analysis and Discrete Mathematic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3-9514</text:p>
          </table:table-cell>
          <table:table-cell office:value-type="string">
            <text:p>CIÊNCIA DA COMPUTAÇÃO <text:s text:c="28"/></text:p>
          </table:table-cell>
          <table:table-cell office:value-type="string">
            <text:p>Applied Artificial Intellig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4-669X</text:p>
          </table:table-cell>
          <table:table-cell office:value-type="string">
            <text:p>CIÊNCIA DA COMPUTAÇÃO <text:s text:c="28"/></text:p>
          </table:table-cell>
          <table:table-cell office:value-type="string">
            <text:p>Applied Intelligence (Boston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7497</text:p>
          </table:table-cell>
          <table:table-cell office:value-type="string">
            <text:p>CIÊNCIA DA COMPUTAÇÃO <text:s text:c="28"/></text:p>
          </table:table-cell>
          <table:table-cell office:value-type="string">
            <text:p>Applied Intelligence (Dordrecht. 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7-904X</text:p>
          </table:table-cell>
          <table:table-cell office:value-type="string">
            <text:p>CIÊNCIA DA COMPUTAÇÃO <text:s text:c="28"/></text:p>
          </table:table-cell>
          <table:table-cell office:value-type="string">
            <text:p>Applied Mathematical Modell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5-4616</text:p>
          </table:table-cell>
          <table:table-cell office:value-type="string">
            <text:p>CIÊNCIA DA COMPUTAÇÃO <text:s text:c="28"/></text:p>
          </table:table-cell>
          <table:table-cell office:value-type="string">
            <text:p>Applied Mathematics &amp; Optimiz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6-3003</text:p>
          </table:table-cell>
          <table:table-cell office:value-type="string">
            <text:p>CIÊNCIA DA COMPUTAÇÃO <text:s text:c="28"/></text:p>
          </table:table-cell>
          <table:table-cell office:value-type="string">
            <text:p>Applied Mathematics and Computa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9274</text:p>
          </table:table-cell>
          <table:table-cell office:value-type="string">
            <text:p>CIÊNCIA DA COMPUTAÇÃO <text:s text:c="28"/></text:p>
          </table:table-cell>
          <table:table-cell office:value-type="string">
            <text:p>Applied Numerical Mathemat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0-5838</text:p>
          </table:table-cell>
          <table:table-cell office:value-type="string">
            <text:p>CIÊNCIA DA COMPUTAÇÃO <text:s text:c="28"/></text:p>
          </table:table-cell>
          <table:table-cell office:value-type="string">
            <text:p>Applied Ont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6935</text:p>
          </table:table-cell>
          <table:table-cell office:value-type="string">
            <text:p>CIÊNCIA DA COMPUTAÇÃO <text:s text:c="28"/></text:p>
          </table:table-cell>
          <table:table-cell office:value-type="string">
            <text:p>Applied Optics (Cessou em 1989. Foi desdobrado em três: ISSN 1540-8973 Applied Optics. Information Processing, Applied Optics. Optical Technology e Applied Optics. Lasers and Photonics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6951</text:p>
          </table:table-cell>
          <table:table-cell office:value-type="string">
            <text:p>CIÊNCIA DA COMPUTAÇÃO <text:s text:c="28"/></text:p>
          </table:table-cell>
          <table:table-cell office:value-type="string">
            <text:p>Applied Physics Letter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8-4946</text:p>
          </table:table-cell>
          <table:table-cell office:value-type="string">
            <text:p>CIÊNCIA DA COMPUTAÇÃO <text:s text:c="28"/></text:p>
          </table:table-cell>
          <table:table-cell office:value-type="string">
            <text:p>Applied Soft Computing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9-4311</text:p>
          </table:table-cell>
          <table:table-cell office:value-type="string">
            <text:p>CIÊNCIA DA COMPUTAÇÃO <text:s text:c="28"/></text:p>
          </table:table-cell>
          <table:table-cell office:value-type="string">
            <text:p>Applied Thermal Engineering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0-8938</text:p>
          </table:table-cell>
          <table:table-cell office:value-type="string">
            <text:p>CIÊNCIA DA COMPUTAÇÃO <text:s text:c="28"/></text:p>
          </table:table-cell>
          <table:table-cell office:value-type="string">
            <text:p>Archiv der Mathematik (Electronic ed.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889X</text:p>
          </table:table-cell>
          <table:table-cell office:value-type="string">
            <text:p>CIÊNCIA DA COMPUTAÇÃO <text:s text:c="28"/></text:p>
          </table:table-cell>
          <table:table-cell office:value-type="string">
            <text:p>Archiv der Mathematik (Printed ed.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9519</text:p>
          </table:table-cell>
          <table:table-cell office:value-type="string">
            <text:p>CIÊNCIA DA COMPUTAÇÃO <text:s text:c="28"/></text:p>
          </table:table-cell>
          <table:table-cell office:value-type="string">
            <text:p>Archive for History of Exact Sciences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9861</text:p>
          </table:table-cell>
          <table:table-cell office:value-type="string">
            <text:p>CIÊNCIA DA COMPUTAÇÃO <text:s text:c="28"/></text:p>
          </table:table-cell>
          <table:table-cell office:value-type="string">
            <text:p>Archives of Biochemistry and Biophysic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4-3060</text:p>
          </table:table-cell>
          <table:table-cell office:value-type="string">
            <text:p>CIÊNCIA DA COMPUTAÇÃO <text:s text:c="28"/></text:p>
          </table:table-cell>
          <table:table-cell office:value-type="string">
            <text:p>Archives of Computational Methods in Engineering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3-6269</text:p>
          </table:table-cell>
          <table:table-cell office:value-type="string">
            <text:p>CIÊNCIA DA COMPUTAÇÃO <text:s text:c="28"/></text:p>
          </table:table-cell>
          <table:table-cell office:value-type="string">
            <text:p>Archives of Pharmacal Research (Seoul. 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6-782X</text:p>
          </table:table-cell>
          <table:table-cell office:value-type="string">
            <text:p>CIÊNCIA DA COMPUTAÇÃO <text:s text:c="28"/></text:p>
          </table:table-cell>
          <table:table-cell office:value-type="string">
            <text:p>Arquivos Brasileiros de Cardiologi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282X</text:p>
          </table:table-cell>
          <table:table-cell office:value-type="string">
            <text:p>CIÊNCIA DA COMPUTAÇÃO <text:s text:c="28"/></text:p>
          </table:table-cell>
          <table:table-cell office:value-type="string">
            <text:p>Arquivos de Neuro-Psiquiatri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81-7032</text:p>
          </table:table-cell>
          <table:table-cell office:value-type="string">
            <text:p>CIÊNCIA DA COMPUTAÇÃO <text:s text:c="28"/></text:p>
          </table:table-cell>
          <table:table-cell office:value-type="string">
            <text:p>Ars Combinatori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3702</text:p>
          </table:table-cell>
          <table:table-cell office:value-type="string">
            <text:p>CIÊNCIA DA COMPUTAÇÃO <text:s text:c="28"/></text:p>
          </table:table-cell>
          <table:table-cell office:value-type="string">
            <text:p>Artificial Intelligence (General ed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0-0604</text:p>
          </table:table-cell>
          <table:table-cell office:value-type="string">
            <text:p>CIÊNCIA DA COMPUTAÇÃO <text:s text:c="28"/></text:p>
          </table:table-cell>
          <table:table-cell office:value-type="string">
            <text:p>Artificial Intelligence for Engineering Design, Analysis and Manufactur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9-1760</text:p>
          </table:table-cell>
          <table:table-cell office:value-type="string">
            <text:p>CIÊNCIA DA COMPUTAÇÃO <text:s text:c="28"/></text:p>
          </table:table-cell>
          <table:table-cell office:value-type="string">
            <text:p>Artificial Intelligence for Engineering Design, Analysis and Manufacturing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3-3657</text:p>
          </table:table-cell>
          <table:table-cell office:value-type="string">
            <text:p>CIÊNCIA DA COMPUTAÇÃO <text:s text:c="28"/></text:p>
          </table:table-cell>
          <table:table-cell office:value-type="string">
            <text:p>Artificial Intelligence in Medicine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7462</text:p>
          </table:table-cell>
          <table:table-cell office:value-type="string">
            <text:p>CIÊNCIA DA COMPUTAÇÃO <text:s text:c="28"/></text:p>
          </table:table-cell>
          <table:table-cell office:value-type="string">
            <text:p>Artificial Intelligence Review (Dordrecht. 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4-5462</text:p>
          </table:table-cell>
          <table:table-cell office:value-type="string">
            <text:p>CIÊNCIA DA COMPUTAÇÃO <text:s text:c="28"/></text:p>
          </table:table-cell>
          <table:table-cell office:value-type="string">
            <text:p>Artificial Lif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0-9185</text:p>
          </table:table-cell>
          <table:table-cell office:value-type="string">
            <text:p>CIÊNCIA DA COMPUTAÇÃO <text:s text:c="28"/></text:p>
          </table:table-cell>
          <table:table-cell office:value-type="string">
            <text:p>Artificial Life (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253X</text:p>
          </table:table-cell>
          <table:table-cell office:value-type="string">
            <text:p>CIÊNCIA DA COMPUTAÇÃO <text:s text:c="28"/></text:p>
          </table:table-cell>
          <table:table-cell office:value-type="string">
            <text:p>ASLIB Proceeding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8-8910</text:p>
          </table:table-cell>
          <table:table-cell office:value-type="string">
            <text:p>CIÊNCIA DA COMPUTAÇÃO <text:s text:c="28"/></text:p>
          </table:table-cell>
          <table:table-cell office:value-type="string">
            <text:p>Automated Software Engineer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5-1098</text:p>
          </table:table-cell>
          <table:table-cell office:value-type="string">
            <text:p>CIÊNCIA DA COMPUTAÇÃO <text:s text:c="28"/></text:p>
          </table:table-cell>
          <table:table-cell office:value-type="string">
            <text:p>Automatica (Oxford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7-2532</text:p>
          </table:table-cell>
          <table:table-cell office:value-type="string">
            <text:p>CIÊNCIA DA COMPUTAÇÃO <text:s text:c="28"/></text:p>
          </table:table-cell>
          <table:table-cell office:value-type="string">
            <text:p>Autonomous Agents and Multi-Agent System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7454</text:p>
          </table:table-cell>
          <table:table-cell office:value-type="string">
            <text:p>CIÊNCIA DA COMPUTAÇÃO <text:s text:c="28"/></text:p>
          </table:table-cell>
          <table:table-cell office:value-type="string">
            <text:p>Autonomous Agents and Multi-Agent Systems (Dordrecht. 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9-5593</text:p>
          </table:table-cell>
          <table:table-cell office:value-type="string">
            <text:p>CIÊNCIA DA COMPUTAÇÃO <text:s text:c="28"/></text:p>
          </table:table-cell>
          <table:table-cell office:value-type="string">
            <text:p>Autonomous Robot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7527</text:p>
          </table:table-cell>
          <table:table-cell office:value-type="string">
            <text:p>CIÊNCIA DA COMPUTAÇÃO <text:s text:c="28"/></text:p>
          </table:table-cell>
          <table:table-cell office:value-type="string">
            <text:p>Autonomous Robots (Dordrecht. 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1-6690</text:p>
          </table:table-cell>
          <table:table-cell office:value-type="string">
            <text:p>CIÊNCIA DA COMPUTAÇÃO <text:s text:c="28"/></text:p>
          </table:table-cell>
          <table:table-cell office:value-type="string">
            <text:p>Bayesian analysis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0-525X</text:p>
          </table:table-cell>
          <table:table-cell office:value-type="string">
            <text:p>CIÊNCIA DA COMPUTAÇÃO <text:s text:c="28"/></text:p>
          </table:table-cell>
          <table:table-cell office:value-type="string">
            <text:p>Behavioral and Brain Science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2-3001</text:p>
          </table:table-cell>
          <table:table-cell office:value-type="string">
            <text:p>CIÊNCIA DA COMPUTAÇÃO <text:s text:c="28"/></text:p>
          </table:table-cell>
          <table:table-cell office:value-type="string">
            <text:p>Behaviour &amp; Information Technology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8-7305</text:p>
          </table:table-cell>
          <table:table-cell office:value-type="string">
            <text:p>CIÊNCIA DA COMPUTAÇÃO <text:s text:c="28"/></text:p>
          </table:table-cell>
          <table:table-cell office:value-type="string">
            <text:p>Bell Labs Technical Journal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5577</text:p>
          </table:table-cell>
          <table:table-cell office:value-type="string">
            <text:p>CIÊNCIA DA COMPUTAÇÃO <text:s text:c="28"/></text:p>
          </table:table-cell>
          <table:table-cell office:value-type="string">
            <text:p>Bio Farm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7-4811</text:p>
          </table:table-cell>
          <table:table-cell office:value-type="string">
            <text:p>CIÊNCIA DA COMPUTAÇÃO <text:s text:c="28"/></text:p>
          </table:table-cell>
          <table:table-cell office:value-type="string">
            <text:p>Bioinformatics (Oxford. Onlin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7-4803</text:p>
          </table:table-cell>
          <table:table-cell office:value-type="string">
            <text:p>CIÊNCIA DA COMPUTAÇÃO <text:s text:c="28"/></text:p>
          </table:table-cell>
          <table:table-cell office:value-type="string">
            <text:p>Bioinformatics (Oxford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0-1200</text:p>
          </table:table-cell>
          <table:table-cell office:value-type="string">
            <text:p>CIÊNCIA DA COMPUTAÇÃO <text:s text:c="28"/></text:p>
          </table:table-cell>
          <table:table-cell office:value-type="string">
            <text:p>Biological Cybernet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2-0770</text:p>
          </table:table-cell>
          <table:table-cell office:value-type="string">
            <text:p>CIÊNCIA DA COMPUTAÇÃO <text:s text:c="28"/></text:p>
          </table:table-cell>
          <table:table-cell office:value-type="string">
            <text:p>Biological Cybernetics (Interne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5-7591</text:p>
          </table:table-cell>
          <table:table-cell office:value-type="string">
            <text:p>CIÊNCIA DA COMPUTAÇÃO <text:s text:c="28"/></text:p>
          </table:table-cell>
          <table:table-cell office:value-type="string">
            <text:p>Bioprocess and Biosystems Engineering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2-9125</text:p>
          </table:table-cell>
          <table:table-cell office:value-type="string">
            <text:p>CIÊNCIA DA COMPUTAÇÃO <text:s text:c="28"/></text:p>
          </table:table-cell>
          <table:table-cell office:value-type="string">
            <text:p>BIT Numerical Mathematics (Dordrecht. 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105</text:p>
          </table:table-cell>
          <table:table-cell office:value-type="string">
            <text:p>CIÊNCIA DA COMPUTAÇÃO <text:s text:c="28"/></text:p>
          </table:table-cell>
          <table:table-cell office:value-type="string">
            <text:p>BMC Bioinformat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5-8794</text:p>
          </table:table-cell>
          <table:table-cell office:value-type="string">
            <text:p>CIÊNCIA DA COMPUTAÇÃO <text:s text:c="28"/></text:p>
          </table:table-cell>
          <table:table-cell office:value-type="string">
            <text:p>BMC Medical Genomic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180</text:p>
          </table:table-cell>
          <table:table-cell office:value-type="string">
            <text:p>CIÊNCIA DA COMPUTAÇÃO <text:s text:c="28"/></text:p>
          </table:table-cell>
          <table:table-cell office:value-type="string">
            <text:p>BMC Microbiology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229</text:p>
          </table:table-cell>
          <table:table-cell office:value-type="string">
            <text:p>CIÊNCIA DA COMPUTAÇÃO <text:s text:c="28"/></text:p>
          </table:table-cell>
          <table:table-cell office:value-type="string">
            <text:p>BMC Plant Biology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2-0509</text:p>
          </table:table-cell>
          <table:table-cell office:value-type="string">
            <text:p>CIÊNCIA DA COMPUTAÇÃO <text:s text:c="28"/></text:p>
          </table:table-cell>
          <table:table-cell office:value-type="string">
            <text:p>BMC Systems Bi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160X</text:p>
          </table:table-cell>
          <table:table-cell office:value-type="string">
            <text:p>CIÊNCIA DA COMPUTAÇÃO <text:s text:c="28"/></text:p>
          </table:table-cell>
          <table:table-cell office:value-type="string">
            <text:p>Boletim da SOBRAP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014X</text:p>
          </table:table-cell>
          <table:table-cell office:value-type="string">
            <text:p>CIÊNCIA DA COMPUTAÇÃO <text:s text:c="28"/></text:p>
          </table:table-cell>
          <table:table-cell office:value-type="string">
            <text:p>Boletim da Sociedade Brasileira de Meteorolog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6117</text:p>
          </table:table-cell>
          <table:table-cell office:value-type="string">
            <text:p>CIÊNCIA DA COMPUTAÇÃO <text:s text:c="28"/></text:p>
          </table:table-cell>
          <table:table-cell office:value-type="string">
            <text:p>Boletim Técnico da Petrobrás (Impresso) (Cessou em 1998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549X</text:p>
          </table:table-cell>
          <table:table-cell office:value-type="string">
            <text:p>CIÊNCIA DA COMPUTAÇÃO <text:s text:c="28"/></text:p>
          </table:table-cell>
          <table:table-cell office:value-type="string">
            <text:p>Boletim Técnico do SENAC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8913</text:p>
          </table:table-cell>
          <table:table-cell office:value-type="string">
            <text:p>CIÊNCIA DA COMPUTAÇÃO <text:s text:c="28"/></text:p>
          </table:table-cell>
          <table:table-cell office:value-type="string">
            <text:p>Brazilian Archives of Biology and Technology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879X</text:p>
          </table:table-cell>
          <table:table-cell office:value-type="string">
            <text:p>CIÊNCIA DA COMPUTAÇÃO <text:s text:c="28"/></text:p>
          </table:table-cell>
          <table:table-cell office:value-type="string">
            <text:p>Brazilian Journal of Medical and Biological Research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8382</text:p>
          </table:table-cell>
          <table:table-cell office:value-type="string">
            <text:p>CIÊNCIA DA COMPUTAÇÃO <text:s text:c="28"/></text:p>
          </table:table-cell>
          <table:table-cell office:value-type="string">
            <text:p>Brazilian Journal of Microbiology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733</text:p>
          </table:table-cell>
          <table:table-cell office:value-type="string">
            <text:p>CIÊNCIA DA COMPUTAÇÃO <text:s text:c="28"/></text:p>
          </table:table-cell>
          <table:table-cell office:value-type="string">
            <text:p>Brazilian Journal of Physics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8324</text:p>
          </table:table-cell>
          <table:table-cell office:value-type="string">
            <text:p>CIÊNCIA DA COMPUTAÇÃO <text:s text:c="28"/></text:p>
          </table:table-cell>
          <table:table-cell office:value-type="string">
            <text:p>Brazilian Oral Research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3-6244</text:p>
          </table:table-cell>
          <table:table-cell office:value-type="string">
            <text:p>CIÊNCIA DA COMPUTAÇÃO <text:s text:c="28"/></text:p>
          </table:table-cell>
          <table:table-cell office:value-type="string">
            <text:p>Building Services Engineering Research &amp; Techn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11X</text:p>
          </table:table-cell>
          <table:table-cell office:value-type="string">
            <text:p>CIÊNCIA DA COMPUTAÇÃO <text:s text:c="28"/></text:p>
          </table:table-cell>
          <table:table-cell office:value-type="string">
            <text:p>Cadernos de Saúde Pública (ENSP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4026</text:p>
          </table:table-cell>
          <table:table-cell office:value-type="string">
            <text:p>CIÊNCIA DA COMPUTAÇÃO <text:s text:c="28"/></text:p>
          </table:table-cell>
          <table:table-cell office:value-type="string">
            <text:p>Canadian Journal of Botany (Print) (Cessou em 2007. Cont. ISSN 1916-2790 Botany (Ottawa. Print)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40-8688</text:p>
          </table:table-cell>
          <table:table-cell office:value-type="string">
            <text:p>CIÊNCIA DA COMPUTAÇÃO <text:s text:c="28"/></text:p>
          </table:table-cell>
          <table:table-cell office:value-type="string">
            <text:p>Canadian Journal of Electrical and Computer Engineer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543X</text:p>
          </table:table-cell>
          <table:table-cell office:value-type="string">
            <text:p>CIÊNCIA DA COMPUTAÇÃO <text:s text:c="28"/></text:p>
          </table:table-cell>
          <table:table-cell office:value-type="string">
            <text:p>Cancer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5-9195</text:p>
          </table:table-cell>
          <table:table-cell office:value-type="string">
            <text:p>CIÊNCIA DA COMPUTAÇÃO <text:s text:c="28"/></text:p>
          </table:table-cell>
          <table:table-cell office:value-type="string">
            <text:p>Cell Biochemistry and Biophys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0-5870</text:p>
          </table:table-cell>
          <table:table-cell office:value-type="string">
            <text:p>CIÊNCIA DA COMPUTAÇÃO <text:s text:c="28"/></text:p>
          </table:table-cell>
          <table:table-cell office:value-type="string">
            <text:p>Cellular Onc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9-7682</text:p>
          </table:table-cell>
          <table:table-cell office:value-type="string">
            <text:p>CIÊNCIA DA COMPUTAÇÃO <text:s text:c="28"/></text:p>
          </table:table-cell>
          <table:table-cell office:value-type="string">
            <text:p>Chaos (Woodbury, N.Y. 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4-1500</text:p>
          </table:table-cell>
          <table:table-cell office:value-type="string">
            <text:p>CIÊNCIA DA COMPUTAÇÃO <text:s text:c="28"/></text:p>
          </table:table-cell>
          <table:table-cell office:value-type="string">
            <text:p>Chaos (Woodbury, N.Y.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0779</text:p>
          </table:table-cell>
          <table:table-cell office:value-type="string">
            <text:p>CIÊNCIA DA COMPUTAÇÃO <text:s text:c="28"/></text:p>
          </table:table-cell>
          <table:table-cell office:value-type="string">
            <text:p>Chaos, Solitons and Fractal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9-7439</text:p>
          </table:table-cell>
          <table:table-cell office:value-type="string">
            <text:p>CIÊNCIA DA COMPUTAÇÃO <text:s text:c="28"/></text:p>
          </table:table-cell>
          <table:table-cell office:value-type="string">
            <text:p>Chemometrics and Intelligent Laboratory System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6725</text:p>
          </table:table-cell>
          <table:table-cell office:value-type="string">
            <text:p>CIÊNCIA DA COMPUTAÇÃO <text:s text:c="28"/></text:p>
          </table:table-cell>
          <table:table-cell office:value-type="string">
            <text:p>Ciência e Cultur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5000</text:p>
          </table:table-cell>
          <table:table-cell office:value-type="string">
            <text:p>CIÊNCIA DA COMPUTAÇÃO <text:s text:c="28"/></text:p>
          </table:table-cell>
          <table:table-cell office:value-type="string">
            <text:p>CLEI Electronic Journ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8-0432</text:p>
          </table:table-cell>
          <table:table-cell office:value-type="string">
            <text:p>CIÊNCIA DA COMPUTAÇÃO <text:s text:c="28"/></text:p>
          </table:table-cell>
          <table:table-cell office:value-type="string">
            <text:p>Clinical Cancer Research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6-7857</text:p>
          </table:table-cell>
          <table:table-cell office:value-type="string">
            <text:p>CIÊNCIA DA COMPUTAÇÃO <text:s text:c="28"/></text:p>
          </table:table-cell>
          <table:table-cell office:value-type="string">
            <text:p>Cluster Comput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2-8529</text:p>
          </table:table-cell>
          <table:table-cell office:value-type="string">
            <text:p>CIÊNCIA DA COMPUTAÇÃO <text:s text:c="28"/></text:p>
          </table:table-cell>
          <table:table-cell office:value-type="string">
            <text:p>CNS Spectrum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6-6410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gnitive Brain Research (Cessou em 2005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65-0929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munications in Computer and Information Science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9-8299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munications in Numerical Methods in Engineer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0782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munications of the ACM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32-1649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pel (Bradford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6-9271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putational Biology and Chemistr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0-8954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putational Complexity (Electronic ed.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18-6654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putational Fluid Dynamics Jour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0-0597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putational Geosciences (Amsterdam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7-8640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putational Intelligence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0-9312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putational Linguistics - Association For Computational Linguistics (Onlin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8-7675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putational Mechan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2-0924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putational Mechanics (Berlin. Interne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6-6003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putational Optimization and Application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2894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putational Optimization and Applications (Dordrecht. 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9473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putational Statistics &amp; Data Analysi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3-4062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putational Statistics (Zeitschrif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3-9658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putational Statistics (Zeitschrift. Interne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8-0814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puter (Long Beach, Calif. 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9162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puter (Long Beach, Calif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9-2685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puter Aided Design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8396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puter Aided Geometric Desig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6-4261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puter Animation and Virtual World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1-3773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puter Applications in Engineering Educa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6-4833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puter Communication Review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0-3664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puter Communication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7-8930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puter Graphics (Cessou em 2005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7-8659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puter Graphics Forum (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7055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puter Graphics Forum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1-4159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puter Graphics World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0-2067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puter Journal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0-4620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puter Journal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7-8424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puter Languages, Systems &amp; Structur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9-2607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puter Methods and Programs in Biomedicin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5-7825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puter Methods in Applied Mechanics and Engineering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1-5169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puter Music Journal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9-1286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puter Networks (1999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0-4655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puter Physics Communication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5-8363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puter Speech &amp; Language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5-2308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puter Speech &amp; Languag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0-5489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puter Standards &amp; Interfac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7-6192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puter Systems Science and Engineer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0-235X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puter Vision and Image Understanding (Onlin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7-3142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puter Vision and Image Understanding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7-8667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puter-Aided Civil And Infrastructure Engineering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5-6111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puterized Medical Imaging and Graph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8-1354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puters &amp; Chemical Engineering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5-7906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puters &amp; Electrical Engineer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5-7930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puters &amp; Fluid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8-3004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puters &amp; Geoscienc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7-8493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puters &amp; Graph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0-8352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puters &amp; Industrial Engineer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8-1221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puters &amp; Mathematics with Applications (1987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5-0548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puters &amp; Operations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4048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puters &amp; Securit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5-7949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puters &amp; Structur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0-1315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puters and Educa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1699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puters and Electronics in Agricultur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6-352X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puters and Geotechn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2-8412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puters and The Humanities (Dordrecht. 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0-4825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puters in Biology and Medicin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4-3574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puters in Entertainment : CI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6-3615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puters in Indus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8-9774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puters, Informatics, Nursing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6-5057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puting (Wien. Interne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35-9150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puting and Informat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1-9615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puting in Science &amp; Engineering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2-0626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ncurrency and Comput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6-9128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ncurrency: Practice &amp; Exper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3-293X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ncurrent Engineering, Research and Application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84-9864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ngressus Numerantium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0-0494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nnection Science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2-9354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nstraints (Dordrecht. 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5-1175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ntinuum Mechanics and Thermodynamics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4-8569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ntrol and Cybernet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7-0661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ntrol Engineering Practi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759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ntrole &amp; Automação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0345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ntrole &amp; Automação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05-1435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nvergencía (Toluc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5930</text:p>
          </table:table-cell>
          <table:table-cell office:value-type="string">
            <text:p>CIÊNCIA DA COMPUTAÇÃO <text:s text:c="28"/></text:p>
          </table:table-cell>
          <table:table-cell office:value-type="string">
            <text:p>Culturas Midiátic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9-5274</text:p>
          </table:table-cell>
          <table:table-cell office:value-type="string">
            <text:p>CIÊNCIA DA COMPUTAÇÃO <text:s text:c="28"/></text:p>
          </table:table-cell>
          <table:table-cell office:value-type="string">
            <text:p>Current Opinion in Microbi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1-6128</text:p>
          </table:table-cell>
          <table:table-cell office:value-type="string">
            <text:p>CIÊNCIA DA COMPUTAÇÃO <text:s text:c="28"/></text:p>
          </table:table-cell>
          <table:table-cell office:value-type="string">
            <text:p>Current Pharmaceutical Design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7-0877</text:p>
          </table:table-cell>
          <table:table-cell office:value-type="string">
            <text:p>CIÊNCIA DA COMPUTAÇÃO <text:s text:c="28"/></text:p>
          </table:table-cell>
          <table:table-cell office:value-type="string">
            <text:p>Cybernetics &amp; Human Knowing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7-6553</text:p>
          </table:table-cell>
          <table:table-cell office:value-type="string">
            <text:p>CIÊNCIA DA COMPUTAÇÃO <text:s text:c="28"/></text:p>
          </table:table-cell>
          <table:table-cell office:value-type="string">
            <text:p>Cybernetics And Systems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9-023X</text:p>
          </table:table-cell>
          <table:table-cell office:value-type="string">
            <text:p>CIÊNCIA DA COMPUTAÇÃO <text:s text:c="28"/></text:p>
          </table:table-cell>
          <table:table-cell office:value-type="string">
            <text:p>Data &amp; Knowledge Engineer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4-5810</text:p>
          </table:table-cell>
          <table:table-cell office:value-type="string">
            <text:p>CIÊNCIA DA COMPUTAÇÃO <text:s text:c="28"/></text:p>
          </table:table-cell>
          <table:table-cell office:value-type="string">
            <text:p>Data Mining and Knowledge Discove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756X</text:p>
          </table:table-cell>
          <table:table-cell office:value-type="string">
            <text:p>CIÊNCIA DA COMPUTAÇÃO <text:s text:c="28"/></text:p>
          </table:table-cell>
          <table:table-cell office:value-type="string">
            <text:p>Data Mining and Knowledge Discovery (Dordrecht. Onlin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3801</text:p>
          </table:table-cell>
          <table:table-cell office:value-type="string">
            <text:p>CIÊNCIA DA COMPUTAÇÃO <text:s text:c="28"/></text:p>
          </table:table-cell>
          <table:table-cell office:value-type="string">
            <text:p>Datagramazero (Rio de Janeir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9236</text:p>
          </table:table-cell>
          <table:table-cell office:value-type="string">
            <text:p>CIÊNCIA DA COMPUTAÇÃO <text:s text:c="28"/></text:p>
          </table:table-cell>
          <table:table-cell office:value-type="string">
            <text:p>Decision Support System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9-5585</text:p>
          </table:table-cell>
          <table:table-cell office:value-type="string">
            <text:p>CIÊNCIA DA COMPUTAÇÃO <text:s text:c="28"/></text:p>
          </table:table-cell>
          <table:table-cell office:value-type="string">
            <text:p>Design Automation for Embedded System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2-8080</text:p>
          </table:table-cell>
          <table:table-cell office:value-type="string">
            <text:p>CIÊNCIA DA COMPUTAÇÃO <text:s text:c="28"/></text:p>
          </table:table-cell>
          <table:table-cell office:value-type="string">
            <text:p>Design Automation For Embedded Systems (Dordrecht. 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7-9360</text:p>
          </table:table-cell>
          <table:table-cell office:value-type="string">
            <text:p>CIÊNCIA DA COMPUTAÇÃO <text:s text:c="28"/></text:p>
          </table:table-cell>
          <table:table-cell office:value-type="string">
            <text:p>Design Issue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8-4223</text:p>
          </table:table-cell>
          <table:table-cell office:value-type="string">
            <text:p>CIÊNCIA DA COMPUTAÇÃO <text:s text:c="28"/></text:p>
          </table:table-cell>
          <table:table-cell office:value-type="string">
            <text:p>DeSignis (Barcelon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7586</text:p>
          </table:table-cell>
          <table:table-cell office:value-type="string">
            <text:p>CIÊNCIA DA COMPUTAÇÃO <text:s text:c="28"/></text:p>
          </table:table-cell>
          <table:table-cell office:value-type="string">
            <text:p>Designs, Codes And Cryptography (Dordrecht. 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5-4333</text:p>
          </table:table-cell>
          <table:table-cell office:value-type="string">
            <text:p>CIÊNCIA DA COMPUTAÇÃO <text:s text:c="28"/></text:p>
          </table:table-cell>
          <table:table-cell office:value-type="string">
            <text:p>Digital Signal Processing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2841</text:p>
          </table:table-cell>
          <table:table-cell office:value-type="string">
            <text:p>CIÊNCIA DA COMPUTAÇÃO <text:s text:c="28"/></text:p>
          </table:table-cell>
          <table:table-cell office:value-type="string">
            <text:p>Disciplinarum Scientia. Série Ciências Naturais e Tecnológic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2-0444</text:p>
          </table:table-cell>
          <table:table-cell office:value-type="string">
            <text:p>CIÊNCIA DA COMPUTAÇÃO <text:s text:c="28"/></text:p>
          </table:table-cell>
          <table:table-cell office:value-type="string">
            <text:p>Discrete and Computational Geometry (Interne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6-218X</text:p>
          </table:table-cell>
          <table:table-cell office:value-type="string">
            <text:p>CIÊNCIA DA COMPUTAÇÃO <text:s text:c="28"/></text:p>
          </table:table-cell>
          <table:table-cell office:value-type="string">
            <text:p>Discrete Applied Mathemat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2-365X</text:p>
          </table:table-cell>
          <table:table-cell office:value-type="string">
            <text:p>CIÊNCIA DA COMPUTAÇÃO <text:s text:c="28"/></text:p>
          </table:table-cell>
          <table:table-cell office:value-type="string">
            <text:p>Discrete Mathemat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5-8050</text:p>
          </table:table-cell>
          <table:table-cell office:value-type="string">
            <text:p>CIÊNCIA DA COMPUTAÇÃO <text:s text:c="28"/></text:p>
          </table:table-cell>
          <table:table-cell office:value-type="string">
            <text:p>Discrete Mathematics and Theoretical Computer Science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2-5286</text:p>
          </table:table-cell>
          <table:table-cell office:value-type="string">
            <text:p>CIÊNCIA DA COMPUTAÇÃO <text:s text:c="28"/></text:p>
          </table:table-cell>
          <table:table-cell office:value-type="string">
            <text:p>Discrete Optimiza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1-9382</text:p>
          </table:table-cell>
          <table:table-cell office:value-type="string">
            <text:p>CIÊNCIA DA COMPUTAÇÃO <text:s text:c="28"/></text:p>
          </table:table-cell>
          <table:table-cell office:value-type="string">
            <text:p>Displays (Guildford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6-8782</text:p>
          </table:table-cell>
          <table:table-cell office:value-type="string">
            <text:p>CIÊNCIA DA COMPUTAÇÃO <text:s text:c="28"/></text:p>
          </table:table-cell>
          <table:table-cell office:value-type="string">
            <text:p>Distributed and Parallel Databas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7578</text:p>
          </table:table-cell>
          <table:table-cell office:value-type="string">
            <text:p>CIÊNCIA DA COMPUTAÇÃO <text:s text:c="28"/></text:p>
          </table:table-cell>
          <table:table-cell office:value-type="string">
            <text:p>Distributed and Parallel Databases (Dordrecht. 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8-2770</text:p>
          </table:table-cell>
          <table:table-cell office:value-type="string">
            <text:p>CIÊNCIA DA COMPUTAÇÃO <text:s text:c="28"/></text:p>
          </table:table-cell>
          <table:table-cell office:value-type="string">
            <text:p>Distributed Computing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2-0452</text:p>
          </table:table-cell>
          <table:table-cell office:value-type="string">
            <text:p>CIÊNCIA DA COMPUTAÇÃO <text:s text:c="28"/></text:p>
          </table:table-cell>
          <table:table-cell office:value-type="string">
            <text:p>Distributed Computing (Interne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4-789X</text:p>
          </table:table-cell>
          <table:table-cell office:value-type="string">
            <text:p>CIÊNCIA DA COMPUTAÇÃO <text:s text:c="28"/></text:p>
          </table:table-cell>
          <table:table-cell office:value-type="string">
            <text:p>Dr. Dobb's Journal (1989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01-3390</text:p>
          </table:table-cell>
          <table:table-cell office:value-type="string">
            <text:p>CIÊNCIA DA COMPUTAÇÃO <text:s text:c="28"/></text:p>
          </table:table-cell>
          <table:table-cell office:value-type="string">
            <text:p>Dynamics of Continuous, Discrete and Impulsive System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4-9541</text:p>
          </table:table-cell>
          <table:table-cell office:value-type="string">
            <text:p>CIÊNCIA DA COMPUTAÇÃO <text:s text:c="28"/></text:p>
          </table:table-cell>
          <table:table-cell office:value-type="string">
            <text:p>Ecological Informatic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3800</text:p>
          </table:table-cell>
          <table:table-cell office:value-type="string">
            <text:p>CIÊNCIA DA COMPUTAÇÃO <text:s text:c="28"/></text:p>
          </table:table-cell>
          <table:table-cell office:value-type="string">
            <text:p>Ecological Modell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7330</text:p>
          </table:table-cell>
          <table:table-cell office:value-type="string">
            <text:p>CIÊNCIA DA COMPUTAÇÃO <text:s text:c="28"/></text:p>
          </table:table-cell>
          <table:table-cell office:value-type="string">
            <text:p>Educação &amp; Sociedade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465X</text:p>
          </table:table-cell>
          <table:table-cell office:value-type="string">
            <text:p>CIÊNCIA DA COMPUTAÇÃO <text:s text:c="28"/></text:p>
          </table:table-cell>
          <table:table-cell office:value-type="string">
            <text:p>Educação (PUCRS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209</text:p>
          </table:table-cell>
          <table:table-cell office:value-type="string">
            <text:p>CIÊNCIA DA COMPUTAÇÃO <text:s text:c="28"/></text:p>
          </table:table-cell>
          <table:table-cell office:value-type="string">
            <text:p>Educação Brasileir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2-5008</text:p>
          </table:table-cell>
          <table:table-cell office:value-type="string">
            <text:p>CIÊNCIA DA COMPUTAÇÃO <text:s text:c="28"/></text:p>
          </table:table-cell>
          <table:table-cell office:value-type="string">
            <text:p>Electric Power Components and System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8-7921</text:p>
          </table:table-cell>
          <table:table-cell office:value-type="string">
            <text:p>CIÊNCIA DA COMPUTAÇÃO <text:s text:c="28"/></text:p>
          </table:table-cell>
          <table:table-cell office:value-type="string">
            <text:p>Electrical Engineering (Berlin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3458</text:p>
          </table:table-cell>
          <table:table-cell office:value-type="string">
            <text:p>CIÊNCIA DA COMPUTAÇÃO <text:s text:c="28"/></text:p>
          </table:table-cell>
          <table:table-cell office:value-type="string">
            <text:p>Electronic Journal of Biotechn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2-6691</text:p>
          </table:table-cell>
          <table:table-cell office:value-type="string">
            <text:p>CIÊNCIA DA COMPUTAÇÃO <text:s text:c="28"/></text:p>
          </table:table-cell>
          <table:table-cell office:value-type="string">
            <text:p>Electronic Journal of Differential Equation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1-0653</text:p>
          </table:table-cell>
          <table:table-cell office:value-type="string">
            <text:p>CIÊNCIA DA COMPUTAÇÃO <text:s text:c="28"/></text:p>
          </table:table-cell>
          <table:table-cell office:value-type="string">
            <text:p>Electronic Notes in Discrete Mathemat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1-0661</text:p>
          </table:table-cell>
          <table:table-cell office:value-type="string">
            <text:p>CIÊNCIA DA COMPUTAÇÃO <text:s text:c="28"/></text:p>
          </table:table-cell>
          <table:table-cell office:value-type="string">
            <text:p>Electronic Notes in Theoretical Computer Scien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5194</text:p>
          </table:table-cell>
          <table:table-cell office:value-type="string">
            <text:p>CIÊNCIA DA COMPUTAÇÃO <text:s text:c="28"/></text:p>
          </table:table-cell>
          <table:table-cell office:value-type="string">
            <text:p>Electronics Letter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0-911X</text:p>
          </table:table-cell>
          <table:table-cell office:value-type="string">
            <text:p>CIÊNCIA DA COMPUTAÇÃO <text:s text:c="28"/></text:p>
          </table:table-cell>
          <table:table-cell office:value-type="string">
            <text:p>Electronics Letters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2-3256</text:p>
          </table:table-cell>
          <table:table-cell office:value-type="string">
            <text:p>CIÊNCIA DA COMPUTAÇÃO <text:s text:c="28"/></text:p>
          </table:table-cell>
          <table:table-cell office:value-type="string">
            <text:p>Empirical Software Engineer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7616</text:p>
          </table:table-cell>
          <table:table-cell office:value-type="string">
            <text:p>CIÊNCIA DA COMPUTAÇÃO <text:s text:c="28"/></text:p>
          </table:table-cell>
          <table:table-cell office:value-type="string">
            <text:p>Empirical Software Engineering (Dordrecht. 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2924</text:p>
          </table:table-cell>
          <table:table-cell office:value-type="string">
            <text:p>CIÊNCIA DA COMPUTAÇÃO <text:s text:c="28"/></text:p>
          </table:table-cell>
          <table:table-cell office:value-type="string">
            <text:p>Encontros Bibli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127-7</text:p>
          </table:table-cell>
          <table:table-cell office:value-type="string">
            <text:p>CIÊNCIA DA COMPUTAÇÃO <text:s text:c="28"/></text:p>
          </table:table-cell>
          <table:table-cell office:value-type="string">
            <text:p>Engenharia de Software Magazin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3984</text:p>
          </table:table-cell>
          <table:table-cell office:value-type="string">
            <text:p>CIÊNCIA DA COMPUTAÇÃO <text:s text:c="28"/></text:p>
          </table:table-cell>
          <table:table-cell office:value-type="string">
            <text:p>Engenharia na Agricultur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2-1976</text:p>
          </table:table-cell>
          <table:table-cell office:value-type="string">
            <text:p>CIÊNCIA DA COMPUTAÇÃO <text:s text:c="28"/></text:p>
          </table:table-cell>
          <table:table-cell office:value-type="string">
            <text:p>Engineering Applications of Artificial Intellig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4-4401</text:p>
          </table:table-cell>
          <table:table-cell office:value-type="string">
            <text:p>CIÊNCIA DA COMPUTAÇÃO <text:s text:c="28"/></text:p>
          </table:table-cell>
          <table:table-cell office:value-type="string">
            <text:p>Engineering Computation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7-0667</text:p>
          </table:table-cell>
          <table:table-cell office:value-type="string">
            <text:p>CIÊNCIA DA COMPUTAÇÃO <text:s text:c="28"/></text:p>
          </table:table-cell>
          <table:table-cell office:value-type="string">
            <text:p>Engineering with Computer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5-5663</text:p>
          </table:table-cell>
          <table:table-cell office:value-type="string">
            <text:p>CIÊNCIA DA COMPUTAÇÃO <text:s text:c="28"/></text:p>
          </table:table-cell>
          <table:table-cell office:value-type="string">
            <text:p>Engineering with Computers (Interne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9485</text:p>
          </table:table-cell>
          <table:table-cell office:value-type="string">
            <text:p>CIÊNCIA DA COMPUTAÇÃO <text:s text:c="28"/></text:p>
          </table:table-cell>
          <table:table-cell office:value-type="string">
            <text:p>Ensaios Científico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3-7758</text:p>
          </table:table-cell>
          <table:table-cell office:value-type="string">
            <text:p>CIÊNCIA DA COMPUTAÇÃO <text:s text:c="28"/></text:p>
          </table:table-cell>
          <table:table-cell office:value-type="string">
            <text:p>Environment and Planning. D, Society &amp; Space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4-8152</text:p>
          </table:table-cell>
          <table:table-cell office:value-type="string">
            <text:p>CIÊNCIA DA COMPUTAÇÃO <text:s text:c="28"/></text:p>
          </table:table-cell>
          <table:table-cell office:value-type="string">
            <text:p>Environmental Modelling &amp; Softwar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80-4009</text:p>
          </table:table-cell>
          <table:table-cell office:value-type="string">
            <text:p>CIÊNCIA DA COMPUTAÇÃO <text:s text:c="28"/></text:p>
          </table:table-cell>
          <table:table-cell office:value-type="string">
            <text:p>EnvironMetrics (London. Ont.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8575</text:p>
          </table:table-cell>
          <table:table-cell office:value-type="string">
            <text:p>CIÊNCIA DA COMPUTAÇÃO <text:s text:c="28"/></text:p>
          </table:table-cell>
          <table:table-cell office:value-type="string">
            <text:p>Espaço Energ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0876</text:p>
          </table:table-cell>
          <table:table-cell office:value-type="string">
            <text:p>CIÊNCIA DA COMPUTAÇÃO <text:s text:c="28"/></text:p>
          </table:table-cell>
          <table:table-cell office:value-type="string">
            <text:p>Estudos (UCGO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0580</text:p>
          </table:table-cell>
          <table:table-cell office:value-type="string">
            <text:p>CIÊNCIA DA COMPUTAÇÃO <text:s text:c="28"/></text:p>
          </table:table-cell>
          <table:table-cell office:value-type="string">
            <text:p>Estudos Sociedade e Agricultura (UFRJ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7-6172</text:p>
          </table:table-cell>
          <table:table-cell office:value-type="string">
            <text:p>CIÊNCIA DA COMPUTAÇÃO <text:s text:c="28"/></text:p>
          </table:table-cell>
          <table:table-cell office:value-type="string">
            <text:p>EURASIP Journal on Advances in Signal Processing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10-8657</text:p>
          </table:table-cell>
          <table:table-cell office:value-type="string">
            <text:p>CIÊNCIA DA COMPUTAÇÃO <text:s text:c="28"/></text:p>
          </table:table-cell>
          <table:table-cell office:value-type="string">
            <text:p>EURASIP Journal on Applied Signal Processing (Cessou em 2006. Cont. ISSN 1687-6172 EURASIP Journal on Advances in Signal Processing (Print)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7-0433</text:p>
          </table:table-cell>
          <table:table-cell office:value-type="string">
            <text:p>CIÊNCIA DA COMPUTAÇÃO <text:s text:c="28"/></text:p>
          </table:table-cell>
          <table:table-cell office:value-type="string">
            <text:p>EURASIP Journal on Applied Signal Processing (Internet) (Cessou em 2006. Cont. 1687-6180 EURASIP Journal on Advances in Signal Processing (Online)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7-4153</text:p>
          </table:table-cell>
          <table:table-cell office:value-type="string">
            <text:p>CIÊNCIA DA COMPUTAÇÃO <text:s text:c="28"/></text:p>
          </table:table-cell>
          <table:table-cell office:value-type="string">
            <text:p>EURASIP Journal on Bioinformatics and Systems Biology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7-5207</text:p>
          </table:table-cell>
          <table:table-cell office:value-type="string">
            <text:p>CIÊNCIA DA COMPUTAÇÃO <text:s text:c="28"/></text:p>
          </table:table-cell>
          <table:table-cell office:value-type="string">
            <text:p>EURODL (Os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5-9971</text:p>
          </table:table-cell>
          <table:table-cell office:value-type="string">
            <text:p>CIÊNCIA DA COMPUTAÇÃO <text:s text:c="28"/></text:p>
          </table:table-cell>
          <table:table-cell office:value-type="string">
            <text:p>European Journal of Combinatorics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5-6698</text:p>
          </table:table-cell>
          <table:table-cell office:value-type="string">
            <text:p>CIÊNCIA DA COMPUTAÇÃO <text:s text:c="28"/></text:p>
          </table:table-cell>
          <table:table-cell office:value-type="string">
            <text:p>European Journal of Combinatoric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7-3580</text:p>
          </table:table-cell>
          <table:table-cell office:value-type="string">
            <text:p>CIÊNCIA DA COMPUTAÇÃO <text:s text:c="28"/></text:p>
          </table:table-cell>
          <table:table-cell office:value-type="string">
            <text:p>European Journal of Contro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6-9344</text:p>
          </table:table-cell>
          <table:table-cell office:value-type="string">
            <text:p>CIÊNCIA DA COMPUTAÇÃO <text:s text:c="28"/></text:p>
          </table:table-cell>
          <table:table-cell office:value-type="string">
            <text:p>European Journal of Information Systems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7-2217</text:p>
          </table:table-cell>
          <table:table-cell office:value-type="string">
            <text:p>CIÊNCIA DA COMPUTAÇÃO <text:s text:c="28"/></text:p>
          </table:table-cell>
          <table:table-cell office:value-type="string">
            <text:p>European Journal of Operational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50-216X</text:p>
          </table:table-cell>
          <table:table-cell office:value-type="string">
            <text:p>CIÊNCIA DA COMPUTAÇÃO <text:s text:c="28"/></text:p>
          </table:table-cell>
          <table:table-cell office:value-type="string">
            <text:p>European Journal of Scientific Research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95-5075</text:p>
          </table:table-cell>
          <table:table-cell office:value-type="string">
            <text:p>CIÊNCIA DA COMPUTAÇÃO <text:s text:c="28"/></text:p>
          </table:table-cell>
          <table:table-cell office:value-type="string">
            <text:p>Europhysics Letter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3-6560</text:p>
          </table:table-cell>
          <table:table-cell office:value-type="string">
            <text:p>CIÊNCIA DA COMPUTAÇÃO <text:s text:c="28"/></text:p>
          </table:table-cell>
          <table:table-cell office:value-type="string">
            <text:p>Evolutionary Computa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0-9304</text:p>
          </table:table-cell>
          <table:table-cell office:value-type="string">
            <text:p>CIÊNCIA DA COMPUTAÇÃO <text:s text:c="28"/></text:p>
          </table:table-cell>
          <table:table-cell office:value-type="string">
            <text:p>Evolutionary Computation (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64-5909</text:p>
          </table:table-cell>
          <table:table-cell office:value-type="string">
            <text:p>CIÊNCIA DA COMPUTAÇÃO <text:s text:c="28"/></text:p>
          </table:table-cell>
          <table:table-cell office:value-type="string">
            <text:p>Evolutionary Intelligence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8-6458</text:p>
          </table:table-cell>
          <table:table-cell office:value-type="string">
            <text:p>CIÊNCIA DA COMPUTAÇÃO <text:s text:c="28"/></text:p>
          </table:table-cell>
          <table:table-cell office:value-type="string">
            <text:p>Experimental Mathemat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8-0394</text:p>
          </table:table-cell>
          <table:table-cell office:value-type="string">
            <text:p>CIÊNCIA DA COMPUTAÇÃO <text:s text:c="28"/></text:p>
          </table:table-cell>
          <table:table-cell office:value-type="string">
            <text:p>Expert Systems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6-4720</text:p>
          </table:table-cell>
          <table:table-cell office:value-type="string">
            <text:p>CIÊNCIA DA COMPUTAÇÃO <text:s text:c="28"/></text:p>
          </table:table-cell>
          <table:table-cell office:value-type="string">
            <text:p>Expert System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7-4174</text:p>
          </table:table-cell>
          <table:table-cell office:value-type="string">
            <text:p>CIÊNCIA DA COMPUTAÇÃO <text:s text:c="28"/></text:p>
          </table:table-cell>
          <table:table-cell office:value-type="string">
            <text:p>Expert Systems with Application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936X</text:p>
          </table:table-cell>
          <table:table-cell office:value-type="string">
            <text:p>CIÊNCIA DA COMPUTAÇÃO <text:s text:c="28"/></text:p>
          </table:table-cell>
          <table:table-cell office:value-type="string">
            <text:p>Faz. Ciência &amp; Tecnolog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1097</text:p>
          </table:table-cell>
          <table:table-cell office:value-type="string">
            <text:p>CIÊNCIA DA COMPUTAÇÃO <text:s text:c="28"/></text:p>
          </table:table-cell>
          <table:table-cell office:value-type="string">
            <text:p>FEMS Microbiology Letter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0715</text:p>
          </table:table-cell>
          <table:table-cell office:value-type="string">
            <text:p>CIÊNCIA DA COMPUTAÇÃO <text:s text:c="28"/></text:p>
          </table:table-cell>
          <table:table-cell office:value-type="string">
            <text:p>Fonte (Belo Horizont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9-0738</text:p>
          </table:table-cell>
          <table:table-cell office:value-type="string">
            <text:p>CIÊNCIA DA COMPUTAÇÃO <text:s text:c="28"/></text:p>
          </table:table-cell>
          <table:table-cell office:value-type="string">
            <text:p>Forensic Science Internatio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4-5043</text:p>
          </table:table-cell>
          <table:table-cell office:value-type="string">
            <text:p>CIÊNCIA DA COMPUTAÇÃO <text:s text:c="28"/></text:p>
          </table:table-cell>
          <table:table-cell office:value-type="string">
            <text:p>Formal Aspects of Comput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3-299X</text:p>
          </table:table-cell>
          <table:table-cell office:value-type="string">
            <text:p>CIÊNCIA DA COMPUTAÇÃO <text:s text:c="28"/></text:p>
          </table:table-cell>
          <table:table-cell office:value-type="string">
            <text:p>Formal Aspects of Computing (Interne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5-9856</text:p>
          </table:table-cell>
          <table:table-cell office:value-type="string">
            <text:p>CIÊNCIA DA COMPUTAÇÃO <text:s text:c="28"/></text:p>
          </table:table-cell>
          <table:table-cell office:value-type="string">
            <text:p>Formal Methods in System Desig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2-8102</text:p>
          </table:table-cell>
          <table:table-cell office:value-type="string">
            <text:p>CIÊNCIA DA COMPUTAÇÃO <text:s text:c="28"/></text:p>
          </table:table-cell>
          <table:table-cell office:value-type="string">
            <text:p>Formal Methods in System Design (Dordrecht. 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5-3383</text:p>
          </table:table-cell>
          <table:table-cell office:value-type="string">
            <text:p>CIÊNCIA DA COMPUTAÇÃO <text:s text:c="28"/></text:p>
          </table:table-cell>
          <table:table-cell office:value-type="string">
            <text:p>Foundations of Computational Mathematics (Interne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9-2968</text:p>
          </table:table-cell>
          <table:table-cell office:value-type="string">
            <text:p>CIÊNCIA DA COMPUTAÇÃO <text:s text:c="28"/></text:p>
          </table:table-cell>
          <table:table-cell office:value-type="string">
            <text:p>Fundamenta Informatica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739X</text:p>
          </table:table-cell>
          <table:table-cell office:value-type="string">
            <text:p>CIÊNCIA DA COMPUTAÇÃO <text:s text:c="28"/></text:p>
          </table:table-cell>
          <table:table-cell office:value-type="string">
            <text:p>Future Generation Computer System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0114</text:p>
          </table:table-cell>
          <table:table-cell office:value-type="string">
            <text:p>CIÊNCIA DA COMPUTAÇÃO <text:s text:c="28"/></text:p>
          </table:table-cell>
          <table:table-cell office:value-type="string">
            <text:p>Fuzzy Sets and System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1119</text:p>
          </table:table-cell>
          <table:table-cell office:value-type="string">
            <text:p>CIÊNCIA DA COMPUTAÇÃO <text:s text:c="28"/></text:p>
          </table:table-cell>
          <table:table-cell office:value-type="string">
            <text:p>Gene (Amsterdam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9-2576</text:p>
          </table:table-cell>
          <table:table-cell office:value-type="string">
            <text:p>CIÊNCIA DA COMPUTAÇÃO <text:s text:c="28"/></text:p>
          </table:table-cell>
          <table:table-cell office:value-type="string">
            <text:p>Genetic Programming and Evolvable Machine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4757</text:p>
          </table:table-cell>
          <table:table-cell office:value-type="string">
            <text:p>CIÊNCIA DA COMPUTAÇÃO <text:s text:c="28"/></text:p>
          </table:table-cell>
          <table:table-cell office:value-type="string">
            <text:p>Genetics and Molecular Biology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5680</text:p>
          </table:table-cell>
          <table:table-cell office:value-type="string">
            <text:p>CIÊNCIA DA COMPUTAÇÃO <text:s text:c="28"/></text:p>
          </table:table-cell>
          <table:table-cell office:value-type="string">
            <text:p>Genetics and Molecular Research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4-7596</text:p>
          </table:table-cell>
          <table:table-cell office:value-type="string">
            <text:p>CIÊNCIA DA COMPUTAÇÃO <text:s text:c="28"/></text:p>
          </table:table-cell>
          <table:table-cell office:value-type="string">
            <text:p>Genome Biology (Cessou em 2005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8-9051</text:p>
          </table:table-cell>
          <table:table-cell office:value-type="string">
            <text:p>CIÊNCIA DA COMPUTAÇÃO <text:s text:c="28"/></text:p>
          </table:table-cell>
          <table:table-cell office:value-type="string">
            <text:p>Genome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4-6175</text:p>
          </table:table-cell>
          <table:table-cell office:value-type="string">
            <text:p>CIÊNCIA DA COMPUTAÇÃO <text:s text:c="28"/></text:p>
          </table:table-cell>
          <table:table-cell office:value-type="string">
            <text:p>Geoinformatica (Dordrech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7624</text:p>
          </table:table-cell>
          <table:table-cell office:value-type="string">
            <text:p>CIÊNCIA DA COMPUTAÇÃO <text:s text:c="28"/></text:p>
          </table:table-cell>
          <table:table-cell office:value-type="string">
            <text:p>Geoinformatica (Dordrecht. 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530X</text:p>
          </table:table-cell>
          <table:table-cell office:value-type="string">
            <text:p>CIÊNCIA DA COMPUTAÇÃO <text:s text:c="28"/></text:p>
          </table:table-cell>
          <table:table-cell office:value-type="string">
            <text:p>Gestão &amp; Produção (UFSCAR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4-0703</text:p>
          </table:table-cell>
          <table:table-cell office:value-type="string">
            <text:p>CIÊNCIA DA COMPUTAÇÃO <text:s text:c="28"/></text:p>
          </table:table-cell>
          <table:table-cell office:value-type="string">
            <text:p>Graphical Model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11-0119</text:p>
          </table:table-cell>
          <table:table-cell office:value-type="string">
            <text:p>CIÊNCIA DA COMPUTAÇÃO <text:s text:c="28"/></text:p>
          </table:table-cell>
          <table:table-cell office:value-type="string">
            <text:p>Graphs and Combinator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7-8012</text:p>
          </table:table-cell>
          <table:table-cell office:value-type="string">
            <text:p>CIÊNCIA DA COMPUTAÇÃO <text:s text:c="28"/></text:p>
          </table:table-cell>
          <table:table-cell office:value-type="string">
            <text:p>Harvard Business Review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155</text:p>
          </table:table-cell>
          <table:table-cell office:value-type="string">
            <text:p>CIÊNCIA DA COMPUTAÇÃO <text:s text:c="28"/></text:p>
          </table:table-cell>
          <table:table-cell office:value-type="string">
            <text:p>Hífen (PUCRS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6511</text:p>
          </table:table-cell>
          <table:table-cell office:value-type="string">
            <text:p>CIÊNCIA DA COMPUTAÇÃO <text:s text:c="28"/></text:p>
          </table:table-cell>
          <table:table-cell office:value-type="string">
            <text:p>Hífen (Uruguaiana. 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3064</text:p>
          </table:table-cell>
          <table:table-cell office:value-type="string">
            <text:p>CIÊNCIA DA COMPUTAÇÃO <text:s text:c="28"/></text:p>
          </table:table-cell>
          <table:table-cell office:value-type="string">
            <text:p>Horizonte Científico (Uberlândi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2-7051</text:p>
          </table:table-cell>
          <table:table-cell office:value-type="string">
            <text:p>CIÊNCIA DA COMPUTAÇÃO <text:s text:c="28"/></text:p>
          </table:table-cell>
          <table:table-cell office:value-type="string">
            <text:p>Human-Computer Interaction (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8-9669</text:p>
          </table:table-cell>
          <table:table-cell office:value-type="string">
            <text:p>CIÊNCIA DA COMPUTAÇÃO <text:s text:c="28"/></text:p>
          </table:table-cell>
          <table:table-cell office:value-type="string">
            <text:p>HVAC &amp; R Research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5-6087</text:p>
          </table:table-cell>
          <table:table-cell office:value-type="string">
            <text:p>CIÊNCIA DA COMPUTAÇÃO <text:s text:c="28"/></text:p>
          </table:table-cell>
          <table:table-cell office:value-type="string">
            <text:p>Hydrological Processe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9340</text:p>
          </table:table-cell>
          <table:table-cell office:value-type="string">
            <text:p>CIÊNCIA DA COMPUTAÇÃO <text:s text:c="28"/></text:p>
          </table:table-cell>
          <table:table-cell office:value-type="string">
            <text:p>I.E.E.E. Transactions on Computer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9383</text:p>
          </table:table-cell>
          <table:table-cell office:value-type="string">
            <text:p>CIÊNCIA DA COMPUTAÇÃO <text:s text:c="28"/></text:p>
          </table:table-cell>
          <table:table-cell office:value-type="string">
            <text:p>I.E.E.E. Transactions on Electron Devic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8646</text:p>
          </table:table-cell>
          <table:table-cell office:value-type="string">
            <text:p>CIÊNCIA DA COMPUTAÇÃO <text:s text:c="28"/></text:p>
          </table:table-cell>
          <table:table-cell office:value-type="string">
            <text:p>IBM Journal of Research and Development (Cessou em 2008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8670</text:p>
          </table:table-cell>
          <table:table-cell office:value-type="string">
            <text:p>CIÊNCIA DA COMPUTAÇÃO <text:s text:c="28"/></text:p>
          </table:table-cell>
          <table:table-cell office:value-type="string">
            <text:p>IBM Systems Journal (Cessou em 2008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9-6911</text:p>
          </table:table-cell>
          <table:table-cell office:value-type="string">
            <text:p>CIÊNCIA DA COMPUTAÇÃO <text:s text:c="28"/></text:p>
          </table:table-cell>
          <table:table-cell office:value-type="string">
            <text:p>ICGA Jour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0-2425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 Proceedings. Communications (Cessou em 2006. Cont. ISSN 1751-8628 IET Communications (Print)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9-7019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 Proceedings. Communications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9-7027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 Proceedings. Computers And Digital Techniques (Online) (Cessou em 2006. Cont. ISSN 1751-861X IET Computers &amp; Digital Techniques (Online)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0-2360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 Proceedings. Generation, Transmission &amp; Distribution (Cessou em 2006. Cont. ISSN 1751-8687 IET Generation, Transmission &amp; Distribution (Print)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3-9831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 Proceedings. Software (Online) (Cessou em 2006. Cont. ISSN 1751-8814 IET Software (Online)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8-6180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Annals of the History of Comput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9-7798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Communications Letter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3-6804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Communications Magazine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3-877X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Communications Surveys and Tutorial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2-1716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Computer Graphics and Application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0-7475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Design &amp; Test of Computer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1-4922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Distributed Systems Onlin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2-4537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eTransactions on Network and Service Management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5-598X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Geoscience and Remote Sensing Letter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1-1672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Intelligent System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9-7801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Internet Computing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2-4553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Journal of Selected Topics in Signal Process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3-8716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Journal on Selected Areas in Communication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2-1732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Micro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8-7908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Multidisciplinary Engineering Education Magazin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0-986X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Multimedia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0-8044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Network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6-1268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Pervasive Computing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0-7993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Security &amp; Privac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0-9908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Signal Processing Letter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3-5888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Signal Processing Magazine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0-7459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Softwar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9286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Transactions on Automatic Control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9294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Transactions on Biomedical Engineering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9316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Transactions on Broadcast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1-8215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Transactions on Circuits and Systems for Video Techn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9-8328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Transactions on Circuits and Systems. I, Regular Paper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0-6778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Transactions on Communication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8-0070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Transactions on Computer-Aided Design of Integrated Circuits and System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8-3063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Transactions on Consumer Electron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5-5971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Transactions on Dependable and Secure Comput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9359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Transactions on Educ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9-778X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Transactions on Evolutionary Computat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3-6706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Transactions on Fuzzy System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6-2892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Transactions on Geoscience and Remote Sensing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7-7149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Transactions on Image Processing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8-0046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Transactions on Industrial Electronics (1982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1-3203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Transactions on Industrial Informat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9-7771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Transactions on Information Technology in Biomedicin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9448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Transactions on Information Theo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9456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Transactions on Instrumentation and Measurement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1-4347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Transactions on Knowledge and Data Engineering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9464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Transactions on Magnet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8-0062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Transactions on Medical Imaging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0-9210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Transactions on Multimedia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6-1241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Transactions on Nanobioscien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5-9227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Transactions on Neural Network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9499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Transactions on Nuclear Scien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5-9219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Transactions on Parallel and Distributed System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2-8828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Transactions on Pattern Analysis and Machine Intelligenc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5-8977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Transactions on Power Delive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5-8993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Transactions on Power Electron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5-8950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Transactions on Power System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9529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Transactions on Reliabilit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2-3098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Transactions on Robot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2-296X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Transactions on Robotics and Automation (Cessou em 2004. Foi desdobrado em dois: ISSN 1545-5955 IEEE Transactions on Automation Science and Engineering e ISSN 1552-3098 IEEE Transactions on Robotics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8-5589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Transactions on Software Engineering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3-4427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Transactions on Systems, Man and Cybernetics. Part A. Systems and Human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3-4419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Transactions on Systems, Man and Cybernetics. Part B. Cybernet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4-6977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Transactions on Systems, Man and Cybernetics. Part C, Applications and Review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9545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Transactions on Vehicular Techn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3-8210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Transactions on Very Large Scale Integration (VLSI) System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7-2626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Transactions on Visualization and Computer Graph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6-1276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Transactions on Wireless Communication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6-1284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Wireless Communication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5-5963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/ACM Transactions on Computational Biology and Bioinformatic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3-6692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/ACM Transactions on Networking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16-8524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ICE Transactions on Electron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16-8508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ICE Transactions on Fundamentals of Electronics, Communications and Computer Sc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16-8532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ICE Transactions on Information and System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1-858X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T Circuits, Devices &amp; System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1-8601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T Computers &amp; Digital Technique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1-8687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T Generation, Transmission &amp; Distribution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1-8806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T Software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5498</text:p>
          </table:table-cell>
          <table:table-cell office:value-type="string">
            <text:p>CIÊNCIA DA COMPUTAÇÃO <text:s text:c="28"/></text:p>
          </table:table-cell>
          <table:table-cell office:value-type="string">
            <text:p>Igapó (CEFET-AM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678X</text:p>
          </table:table-cell>
          <table:table-cell office:value-type="string">
            <text:p>CIÊNCIA DA COMPUTAÇÃO <text:s text:c="28"/></text:p>
          </table:table-cell>
          <table:table-cell office:value-type="string">
            <text:p>IMA Journal of Management Mathematics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2-4979</text:p>
          </table:table-cell>
          <table:table-cell office:value-type="string">
            <text:p>CIÊNCIA DA COMPUTAÇÃO <text:s text:c="28"/></text:p>
          </table:table-cell>
          <table:table-cell office:value-type="string">
            <text:p>IMA Journal of Numerical Analysi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2-8856</text:p>
          </table:table-cell>
          <table:table-cell office:value-type="string">
            <text:p>CIÊNCIA DA COMPUTAÇÃO <text:s text:c="28"/></text:p>
          </table:table-cell>
          <table:table-cell office:value-type="string">
            <text:p>Image and Vision Computing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4545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FOCOMP (UFLA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15-5986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FOR. Information Systems and Operational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50-5596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formatica (Ljubljan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8-5831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formatics in Educa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7206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formation &amp; Management (Amsterdam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0-2651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formation and Computation (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0-5401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formation and Computation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0-5849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formation and Software Tech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8-5227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formation Management &amp; Computer Securit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6-4573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formation Processing &amp; Management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0190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formation Processing Letter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7659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formation Retrieval (Dordrecht. 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0255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formation Scienc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6-4379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formation Systems (Oxford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2-9419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formation Systems Frontiers (Dordrecht. 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7-3326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formation Systems Frontier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8-0530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formation Systems Management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0-9295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formation Technology and Librari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8-1102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formation Technology for Development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3-8716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formation Visualization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88-3754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formatique Théorique et Applications (Imprimé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1-9856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FORMS Journal on Comput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6-5528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FORMS Journal on Computing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4-5046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novations in Systems and Software Engineering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1685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organic Material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9-2509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grated Computer-Aided Engineer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2-7522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gration (Amsterdam. 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9260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gration (Amsterdam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7-3601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ligencia Artifici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3860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ligência Empresarial (UFRJ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9-8587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lligent Automation and Soft Comput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3-5438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acting with Computer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2-2102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faces (Providenc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4-8305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Biodeterioration &amp; Biodegradatio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7-0207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for Numerical Methods in Engineering (Onlin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9-5981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for Numerical Methods in Engineering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7-0363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for Numerical Methods in Fluids (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1-2091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for Numerical Methods in Fluid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3-4505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for Quality in Health Car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6-1375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Agent-Oriented Software Engineering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8-1967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Algebra and Computa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11-1728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Applied Mathematic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8-613X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Approximate Reason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3-4731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Approximate Reasoning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0-4292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Artificial Intelligence in Education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4-8632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Autonomous and Adaptive Communications Systems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8-1274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Bifurcation and Chaos in Applied Sciences and Engineer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4-5485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Bioinformatics Research and Application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9-1131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Communication Systems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4-5351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Communication System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11-6789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Computational and Numerical Analysis and Application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6-0764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Computational Biology and Drug Design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1-8562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Computational Fluid Dynamic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8-1959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Computational Geometry and Application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61-6410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Computer Assisted Radiology and Surger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2-3052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Computer Integrated Manufacturing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1-192X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Computer Integrated Manufacturing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7160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Computer Mathemat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0-5691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Computer Vis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7179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Control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8-8430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Cooperative Information System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8-3924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Data Warehousing and Mining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9-3100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Distance Education Technologi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0-1477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Distributed Sensor Networks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6-4415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Electronic Commer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2-3060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Electronics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7217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Electronic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2-8915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Engineering Intelligent Systems for Electrical Engineering and Communications (1997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9-1170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Engineering Intelligent Systems for Electrical Engineering and Communications (Cessou em 1995. Cont. ISSN 1363-2078 Engineering Intelligent Systems for Electrical Engineering and Communications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9-0541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Foundations of Computer Sc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6-2112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Functional Informatics and Personalised Medicine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5-8824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Geographical Information Science (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5-8816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Geographical Information Scienc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0-0562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High Performance Computing and Networking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1-6528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High Performance Systems Architectur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2-7590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Human-Computer Interaction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5-9300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Human-Computer Studies (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48-5869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Hybrid Intelligent System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0-3199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Hydrogen Ener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9-4678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Image and Graph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9-9457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Imaging Systems and Techn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0-1876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Information and Communication Technology Educa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95-8648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Information Technology and Intelligent Computing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1-6498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Innovative Computing and Applications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49-4198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Innovative Computing, Information &amp; Contro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8-2157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Intelligent and Cooperative Information System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8-111X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Intelligent Systems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4-8173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Intelligent System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1-1009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Knowledge and Learning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8-2148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Manufacturing Technology and Management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6-5056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Medical Informat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4-2621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Metadata, Semantics and Ontologie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6036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Modeling and Simulation for the Petroleum Industry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9-1831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Modern Physics C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9-1190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Network Management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5-7148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Network Management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9-0657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Neural System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5-7645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Operational Research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5-7458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Parallel Programm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8-0014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Pattern Recognition and Artificial Intellig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3-5110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Product Lifecycle Management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7543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Production Research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11-8080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Pure and Applied Mathematic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9-7499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Quantum Informa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3-1161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Remote Sensing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9-047X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RF and Microwave Computer-Aided Engineering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7-8405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Security and Networks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1-539X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Services Operations and Informatic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8-1940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Software Engineering and Knowledge Engineer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4-5319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Systems Science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9-0249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Theoretical and Applied Financ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0-9819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Translation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8-4885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Uncertainty, Fuzziness and Knowledge-Based System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7-8394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Web Based Communities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6-1289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Web Engineering and Tech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4-0084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Web Information Systems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8-9605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Wireless Information Network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8-2130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n Artificial Intelligence Tool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2-5012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n Digital Librarie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3-2833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n Document Analysis and Recognition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7-2456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n E-Learning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3-2787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n Software Tools for Technology Transfer (Interne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3-2779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n Software Tools for Technology Transfer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63-0383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: Emerging Technologies in Learning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9-6016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Transactions in Operational Research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1-1461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Transactions on Systems Science and Applications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6-2243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et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4-5161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vestigação Operacio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697X</text:p>
          </table:table-cell>
          <table:table-cell office:value-type="string">
            <text:p>CIÊNCIA DA COMPUTAÇÃO <text:s text:c="28"/></text:p>
          </table:table-cell>
          <table:table-cell office:value-type="string">
            <text:p>IP (Belo Horizont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2172</text:p>
          </table:table-cell>
          <table:table-cell office:value-type="string">
            <text:p>CIÊNCIA DA COMPUTAÇÃO <text:s text:c="28"/></text:p>
          </table:table-cell>
          <table:table-cell office:value-type="string">
            <text:p>Israel Journal of Mathematic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2902</text:p>
          </table:table-cell>
          <table:table-cell office:value-type="string">
            <text:p>CIÊNCIA DA COMPUTAÇÃO <text:s text:c="28"/></text:p>
          </table:table-cell>
          <table:table-cell office:value-type="string">
            <text:p>iSys: Revista Brasileira de Sistemas de Informaçã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0-9202</text:p>
          </table:table-cell>
          <table:table-cell office:value-type="string">
            <text:p>CIÊNCIA DA COMPUTAÇÃO <text:s text:c="28"/></text:p>
          </table:table-cell>
          <table:table-cell office:value-type="string">
            <text:p>IT Profession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0-1770</text:p>
          </table:table-cell>
          <table:table-cell office:value-type="string">
            <text:p>CIÊNCIA DA COMPUTAÇÃO <text:s text:c="28"/></text:p>
          </table:table-cell>
          <table:table-cell office:value-type="string">
            <text:p>Italian Journal of Food Science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0-7425</text:p>
          </table:table-cell>
          <table:table-cell office:value-type="string">
            <text:p>CIÊNCIA DA COMPUTAÇÃO <text:s text:c="28"/></text:p>
          </table:table-cell>
          <table:table-cell office:value-type="string">
            <text:p>JASSS (Guildford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953</text:p>
          </table:table-cell>
          <table:table-cell office:value-type="string">
            <text:p>CIÊNCIA DA COMPUTAÇÃO <text:s text:c="28"/></text:p>
          </table:table-cell>
          <table:table-cell office:value-type="string">
            <text:p>JICS. Journal of Integrated Circuits and Systems (Ed. Portuguê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3-8157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for Geometry and Graph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7-6729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Advanced Transportation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9-6997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Air Transport Management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8693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Algebra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0-2678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Algorithms (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6-6774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Algorithm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0-8683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Applied Logic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8936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Applied Mechan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66-3081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Applied Non-Classical Log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8979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Applied Phys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7-5817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Applied Statistical Scienc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6-4763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Applied Statistic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0670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Automated Reasoning (Dordrecht. 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193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Bacteri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9-7200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Bioinformatics and Computational Bi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2-0464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Biomedical Informat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9-960X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Chemical Information and Modeling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6-9383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Chemometric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8-1266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Circuits, Systems, and Computer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5-1137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Clinical Microbi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6-6532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Clinical Vir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9-0208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Coastal Research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2-6905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Combinatorial Optimiz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2886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Combinatorial Optimization (Dordrecht. 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7-3165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Combinatorial Theory. Series A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5-8956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Combinatorial Theory. Series B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29-2370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Communications and Networks (Seoul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0-2708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Complexity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7-0427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Computational and Applied Mathemat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6-5277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Computational B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0-2716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Computational Physics (Onlin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991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Computational Physic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4-2307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Computer &amp; Systems Sciences Internatio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0-2724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Computer and System Sciences (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0000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Computer and System Science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00-9000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Computer Science and Tech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6-6038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Computer Science and Technology (La Plata. En líne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9-3636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Computer Scienc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8-1045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Computer-Aided Materials Desig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4951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Computer-Aided Molecular Design (Dordrecht. Onlin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0-9827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Computing and Information Science in Engineer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7-3801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Computing in Civil Engineer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76-4677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Computing Science and Engineering (Seoul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75-9320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Convergence Information Technology (Gyeongju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2-1378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Cryptology (Interne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96-2074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Cultural Heritag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3-8010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Database Management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46-0125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Decision System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7-1889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Digital Imag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8-727X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Digital Imaging (Interne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0-8667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Discrete Algorithm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4-3535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Elasticit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7-9909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Electronic Imaging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3-8174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Electronic Testing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0727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Electronic Testing (Dordrecht. 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29-425X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Electronics and Computer Science - Kawandong Universit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8741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Ethnopharmac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2-3079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Experimental and Theoretical Artificial Intelligence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2-813X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Experimental and Theoretical Artificial Intelligence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6-4959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Field Robot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72-5787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Formalized Reasoning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9-7653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Functional Programming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8-0227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Geophysical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5-5001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Global Optimiz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2916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Global Optimization (Dordrecht. 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7-0118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Graph Theory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4-9024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Graph Theor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0-7873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Grid Comput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1-1231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Heurist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2-9397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Heuristics (Dordrecht. 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6-6801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High Speed Network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5-1734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Hydroinformatics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35-5702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Industrial Engineering Internation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4-1010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Information Assurance and Securit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5515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Information Sc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6-2364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Information Science and Engineer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6-4437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Information Technology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1-1577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Informatr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6-2310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Integrative Biology / Omics (Larchmo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4-1246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Intelligent &amp; Fuzzy System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1-0296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Intelligent &amp; Robotic System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0409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Intelligent &amp; Robotic Systems (Dordrecht. 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5-9902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Intelligent Information System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7675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Intelligent Information Systems (Dordrecht. 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2-8145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Intelligent Manufacturing (Dordrecht. 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7-8326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Logic and Algebraic Programm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5-363X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Logic and Computation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5-792X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Logic and Computation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5-8531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Logic, Language and Inform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0-4230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Loss Prevention in the Process Industrie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6-1998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Low Power Electronics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2-4435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Machine Learning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3-7928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Machine Learning Research (Onlin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2-1222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Management Information System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4-0136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Materials Processing Tech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6-0813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Mathematical Analysis and Applications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47X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Mathematical Analysis and Application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3-6812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Mathematical Biolog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4-9907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Mathematical Imaging and Vis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7683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Mathematical Imaging and Vision (Dordrecht. 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7399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Microwaves and Optoelectron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836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Molecular Bi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3-3263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Molecular Graphics &amp; Modelling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0-2940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Molecular Model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8-5023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Molecular Modeling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2-3980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Multiple-Valued Logic and Soft Comput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7-259X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Multivariate Analysi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5-7243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Multivariate Analysis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4-8045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Network and Computer Application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5-8592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Network and Computer Applications (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4-7570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Network and Systems Management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96-2056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Network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9-8215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New Music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7-0257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Non-Newtonian Fluid Mechanic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8-5252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Nonparametric Statistic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131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Nuclear Science and Techn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0-1769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Object Tech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239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Optimization Theory and Application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2878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Optimization Theory and Applications (Dordrecht. 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2-7744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Organizational Computing and Electronic Commerce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6-0848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Parallel and Distributed Computing (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3-7315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Parallel and Distributed Computing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8-884X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Pattern Recognition Research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0-4105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Petroleum Science &amp; Engineering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611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Philosophical Logic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2-6596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Physics. Conference Series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4065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Quality Techn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43-458X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Research and Practice in Information Tech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9-8115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Signal Processing Systems for Signal, Image, and Video Technology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96-217X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Softwar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2-0618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Software Maintenance and Evolu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2-060X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Software Maintenance and Evolution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03-2968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Sports Science and Medicin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4-9655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Statistical Computation and Simulation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2-5468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Statistical Mechan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3758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Statistical Planning and Inference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8-7887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Statistical Theory and Application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3-8687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Strategic Information System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0-8542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Supercomput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7-7171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Symbolic Comput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5-855X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Symbolic Computation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3-7621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Systems Architectur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7-5027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the American Medical Informatics Associat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2-2890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The American Society For Information Science and Technology (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2-2882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the American Society for Information Science and Techn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5411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the Association for Computing Machine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3331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the Brazilian Air Transportation Research Societ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6500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the Brazilian Computer Society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4804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The Brazilian Computer Society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5878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the Brazilian Society of Mechanical Sciences and Engineering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0-5682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the Operational Research Societ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0-3232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the Optical Society of America. A, Optics and Image Science (Cessou em 1993. Cont. ISSN 1084-7529 Journal of the Optical Society of America. A, Optics, Image Science, and Vision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0-1249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the Ramanujan Mathematical Societ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5193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Theoretical Bi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8-6968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Universal Computer Science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8-695X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Universal Computer Science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7-3203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Visual Communication and Image Representation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5-926X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Visual Languages and Comput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5-8533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Visual Languages and Computing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5-8975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Visualization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2-5773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VLSI Signal Processing (Cessou em 1995. Cont. ISSN 1387-5485 Journal of VLSI Signal Processing Systems for Signal, Image, and Video Technology (Print)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0-9589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Web Engineer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61-2032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n Data Semantic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0122</text:p>
          </table:table-cell>
          <table:table-cell office:value-type="string">
            <text:p>CIÊNCIA DA COMPUTAÇÃO <text:s text:c="28"/></text:p>
          </table:table-cell>
          <table:table-cell office:value-type="string">
            <text:p>Justributário (Fortalez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9-1377</text:p>
          </table:table-cell>
          <table:table-cell office:value-type="string">
            <text:p>CIÊNCIA DA COMPUTAÇÃO <text:s text:c="28"/></text:p>
          </table:table-cell>
          <table:table-cell office:value-type="string">
            <text:p>Knowledge and Information System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9-8005</text:p>
          </table:table-cell>
          <table:table-cell office:value-type="string">
            <text:p>CIÊNCIA DA COMPUTAÇÃO <text:s text:c="28"/></text:p>
          </table:table-cell>
          <table:table-cell office:value-type="string">
            <text:p>Knowledge Engineering Review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0-7051</text:p>
          </table:table-cell>
          <table:table-cell office:value-type="string">
            <text:p>CIÊNCIA DA COMPUTAÇÃO <text:s text:c="28"/></text:p>
          </table:table-cell>
          <table:table-cell office:value-type="string">
            <text:p>Knowledge-Based System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8-492X</text:p>
          </table:table-cell>
          <table:table-cell office:value-type="string">
            <text:p>CIÊNCIA DA COMPUTAÇÃO <text:s text:c="28"/></text:p>
          </table:table-cell>
          <table:table-cell office:value-type="string">
            <text:p>Kybernet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3-5954</text:p>
          </table:table-cell>
          <table:table-cell office:value-type="string">
            <text:p>CIÊNCIA DA COMPUTAÇÃO <text:s text:c="28"/></text:p>
          </table:table-cell>
          <table:table-cell office:value-type="string">
            <text:p>Kybernetika (Prah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4-020X</text:p>
          </table:table-cell>
          <table:table-cell office:value-type="string">
            <text:p>CIÊNCIA DA COMPUTAÇÃO <text:s text:c="28"/></text:p>
          </table:table-cell>
          <table:table-cell office:value-type="string">
            <text:p>Language Resources and Evaluation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1907</text:p>
          </table:table-cell>
          <table:table-cell office:value-type="string">
            <text:p>CIÊNCIA DA COMPUTAÇÃO <text:s text:c="28"/></text:p>
          </table:table-cell>
          <table:table-cell office:value-type="string">
            <text:p>Laranj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4-660X</text:p>
          </table:table-cell>
          <table:table-cell office:value-type="string">
            <text:p>CIÊNCIA DA COMPUTAÇÃO <text:s text:c="28"/></text:p>
          </table:table-cell>
          <table:table-cell office:value-type="string">
            <text:p>Laser Physic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7817</text:p>
          </table:table-cell>
          <table:table-cell office:value-type="string">
            <text:p>CIÊNCIA DA COMPUTAÇÃO <text:s text:c="28"/></text:p>
          </table:table-cell>
          <table:table-cell office:value-type="string">
            <text:p>Latin American Journal of Solids and Structures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2789</text:p>
          </table:table-cell>
          <table:table-cell office:value-type="string">
            <text:p>CIÊNCIA DA COMPUTAÇÃO <text:s text:c="28"/></text:p>
          </table:table-cell>
          <table:table-cell office:value-type="string">
            <text:p>Learning and Nonlinear Model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3536</text:p>
          </table:table-cell>
          <table:table-cell office:value-type="string">
            <text:p>CIÊNCIA DA COMPUTAÇÃO <text:s text:c="28"/></text:p>
          </table:table-cell>
          <table:table-cell office:value-type="string">
            <text:p>Liinc em Revist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4-3795</text:p>
          </table:table-cell>
          <table:table-cell office:value-type="string">
            <text:p>CIÊNCIA DA COMPUTAÇÃO <text:s text:c="28"/></text:p>
          </table:table-cell>
          <table:table-cell office:value-type="string">
            <text:p>Linear Algebra and its Application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6804</text:p>
          </table:table-cell>
          <table:table-cell office:value-type="string">
            <text:p>CIÊNCIA DA COMPUTAÇÃO <text:s text:c="28"/></text:p>
          </table:table-cell>
          <table:table-cell office:value-type="string">
            <text:p>Locus Científico (ANPROTEC. 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6790</text:p>
          </table:table-cell>
          <table:table-cell office:value-type="string">
            <text:p>CIÊNCIA DA COMPUTAÇÃO <text:s text:c="28"/></text:p>
          </table:table-cell>
          <table:table-cell office:value-type="string">
            <text:p>Locus Científico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8-9894</text:p>
          </table:table-cell>
          <table:table-cell office:value-type="string">
            <text:p>CIÊNCIA DA COMPUTAÇÃO <text:s text:c="28"/></text:p>
          </table:table-cell>
          <table:table-cell office:value-type="string">
            <text:p>Logic Journal of the IGPL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7-0751</text:p>
          </table:table-cell>
          <table:table-cell office:value-type="string">
            <text:p>CIÊNCIA DA COMPUTAÇÃO <text:s text:c="28"/></text:p>
          </table:table-cell>
          <table:table-cell office:value-type="string">
            <text:p>Logic Journal of the IGPL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501</text:p>
          </table:table-cell>
          <table:table-cell office:value-type="string">
            <text:p>CIÊNCIA DA COMPUTAÇÃO <text:s text:c="28"/></text:p>
          </table:table-cell>
          <table:table-cell office:value-type="string">
            <text:p>Logos (Canoa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0565</text:p>
          </table:table-cell>
          <table:table-cell office:value-type="string">
            <text:p>CIÊNCIA DA COMPUTAÇÃO <text:s text:c="28"/></text:p>
          </table:table-cell>
          <table:table-cell office:value-type="string">
            <text:p>Machine Learning (Dordrecht. Onlin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2-6567</text:p>
          </table:table-cell>
          <table:table-cell office:value-type="string">
            <text:p>CIÊNCIA DA COMPUTAÇÃO <text:s text:c="28"/></text:p>
          </table:table-cell>
          <table:table-cell office:value-type="string">
            <text:p>Machine Transla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2-1769</text:p>
          </table:table-cell>
          <table:table-cell office:value-type="string">
            <text:p>CIÊNCIA DA COMPUTAÇÃO <text:s text:c="28"/></text:p>
          </table:table-cell>
          <table:table-cell office:value-type="string">
            <text:p>Machine Vision and Applications (Interne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6-7783</text:p>
          </table:table-cell>
          <table:table-cell office:value-type="string">
            <text:p>CIÊNCIA DA COMPUTAÇÃO <text:s text:c="28"/></text:p>
          </table:table-cell>
          <table:table-cell office:value-type="string">
            <text:p>Management Information Systems Quarterl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1909</text:p>
          </table:table-cell>
          <table:table-cell office:value-type="string">
            <text:p>CIÊNCIA DA COMPUTAÇÃO <text:s text:c="28"/></text:p>
          </table:table-cell>
          <table:table-cell office:value-type="string">
            <text:p>Management Scien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8205</text:p>
          </table:table-cell>
          <table:table-cell office:value-type="string">
            <text:p>CIÊNCIA DA COMPUTAÇÃO <text:s text:c="28"/></text:p>
          </table:table-cell>
          <table:table-cell office:value-type="string">
            <text:p>Matemática Aplicada e Computacional (Cessou em 1997. Cont. ISSN 1807-0302 Computational &amp; Applied Mathematic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5-7177</text:p>
          </table:table-cell>
          <table:table-cell office:value-type="string">
            <text:p>CIÊNCIA DA COMPUTAÇÃO <text:s text:c="28"/></text:p>
          </table:table-cell>
          <table:table-cell office:value-type="string">
            <text:p>Mathematical and Computer Modell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7-3954</text:p>
          </table:table-cell>
          <table:table-cell office:value-type="string">
            <text:p>CIÊNCIA DA COMPUTAÇÃO <text:s text:c="28"/></text:p>
          </table:table-cell>
          <table:table-cell office:value-type="string">
            <text:p>Mathematical and Computer Modelling of Dynamical System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0-4214</text:p>
          </table:table-cell>
          <table:table-cell office:value-type="string">
            <text:p>CIÊNCIA DA COMPUTAÇÃO <text:s text:c="28"/></text:p>
          </table:table-cell>
          <table:table-cell office:value-type="string">
            <text:p>Mathematical Methods in the Applied Scienc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9-1476</text:p>
          </table:table-cell>
          <table:table-cell office:value-type="string">
            <text:p>CIÊNCIA DA COMPUTAÇÃO <text:s text:c="28"/></text:p>
          </table:table-cell>
          <table:table-cell office:value-type="string">
            <text:p>Mathematical methods in the applied sciences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4-123X</text:p>
          </table:table-cell>
          <table:table-cell office:value-type="string">
            <text:p>CIÊNCIA DA COMPUTAÇÃO <text:s text:c="28"/></text:p>
          </table:table-cell>
          <table:table-cell office:value-type="string">
            <text:p>Mathematical Problems in Engineering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5610</text:p>
          </table:table-cell>
          <table:table-cell office:value-type="string">
            <text:p>CIÊNCIA DA COMPUTAÇÃO <text:s text:c="28"/></text:p>
          </table:table-cell>
          <table:table-cell office:value-type="string">
            <text:p>Mathematical Programming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9-8072</text:p>
          </table:table-cell>
          <table:table-cell office:value-type="string">
            <text:p>CIÊNCIA DA COMPUTAÇÃO <text:s text:c="28"/></text:p>
          </table:table-cell>
          <table:table-cell office:value-type="string">
            <text:p>Mathematical structures in computer science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4754</text:p>
          </table:table-cell>
          <table:table-cell office:value-type="string">
            <text:p>CIÊNCIA DA COMPUTAÇÃO <text:s text:c="28"/></text:p>
          </table:table-cell>
          <table:table-cell office:value-type="string">
            <text:p>Mathematics and Computers in Simulation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5718</text:p>
          </table:table-cell>
          <table:table-cell office:value-type="string">
            <text:p>CIÊNCIA DA COMPUTAÇÃO <text:s text:c="28"/></text:p>
          </table:table-cell>
          <table:table-cell office:value-type="string">
            <text:p>Mathematics of Computa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8-6842</text:p>
          </table:table-cell>
          <table:table-cell office:value-type="string">
            <text:p>CIÊNCIA DA COMPUTAÇÃO <text:s text:c="28"/></text:p>
          </table:table-cell>
          <table:table-cell office:value-type="string">
            <text:p>Mathematics of computation (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6-5471</text:p>
          </table:table-cell>
          <table:table-cell office:value-type="string">
            <text:p>CIÊNCIA DA COMPUTAÇÃO <text:s text:c="28"/></text:p>
          </table:table-cell>
          <table:table-cell office:value-type="string">
            <text:p>Mathematics of operations research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7-4158</text:p>
          </table:table-cell>
          <table:table-cell office:value-type="string">
            <text:p>CIÊNCIA DA COMPUTAÇÃO <text:s text:c="28"/></text:p>
          </table:table-cell>
          <table:table-cell office:value-type="string">
            <text:p>Mechatronics (Oxford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0-0118</text:p>
          </table:table-cell>
          <table:table-cell office:value-type="string">
            <text:p>CIÊNCIA DA COMPUTAÇÃO <text:s text:c="28"/></text:p>
          </table:table-cell>
          <table:table-cell office:value-type="string">
            <text:p>Medical &amp; Biological Engineering &amp; Computing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0-4533</text:p>
          </table:table-cell>
          <table:table-cell office:value-type="string">
            <text:p>CIÊNCIA DA COMPUTAÇÃO <text:s text:c="28"/></text:p>
          </table:table-cell>
          <table:table-cell office:value-type="string">
            <text:p>Medical Engineering &amp; Physic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1-8415</text:p>
          </table:table-cell>
          <table:table-cell office:value-type="string">
            <text:p>CIÊNCIA DA COMPUTAÇÃO <text:s text:c="28"/></text:p>
          </table:table-cell>
          <table:table-cell office:value-type="string">
            <text:p>Medical Image Analysi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4-5238</text:p>
          </table:table-cell>
          <table:table-cell office:value-type="string">
            <text:p>CIÊNCIA DA COMPUTAÇÃO <text:s text:c="28"/></text:p>
          </table:table-cell>
          <table:table-cell office:value-type="string">
            <text:p>Medical informatics and the internet in medicine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4-0276</text:p>
          </table:table-cell>
          <table:table-cell office:value-type="string">
            <text:p>CIÊNCIA DA COMPUTAÇÃO <text:s text:c="28"/></text:p>
          </table:table-cell>
          <table:table-cell office:value-type="string">
            <text:p>Memórias do Instituto Oswaldo Cruz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6-1270</text:p>
          </table:table-cell>
          <table:table-cell office:value-type="string">
            <text:p>CIÊNCIA DA COMPUTAÇÃO <text:s text:c="28"/></text:p>
          </table:table-cell>
          <table:table-cell office:value-type="string">
            <text:p>Methods of Information in Medicin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60-8229</text:p>
          </table:table-cell>
          <table:table-cell office:value-type="string">
            <text:p>CIÊNCIA DA COMPUTAÇÃO <text:s text:c="28"/></text:p>
          </table:table-cell>
          <table:table-cell office:value-type="string">
            <text:p>Metrologia i Systemy Pomiarowe / Metrology and Measuring System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6-2692</text:p>
          </table:table-cell>
          <table:table-cell office:value-type="string">
            <text:p>CIÊNCIA DA COMPUTAÇÃO <text:s text:c="28"/></text:p>
          </table:table-cell>
          <table:table-cell office:value-type="string">
            <text:p>Microelectronics (Luton) (Cessou em 1978. Cont. ISSN 0959-8324 Microelectronics Journal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6-2714</text:p>
          </table:table-cell>
          <table:table-cell office:value-type="string">
            <text:p>CIÊNCIA DA COMPUTAÇÃO <text:s text:c="28"/></text:p>
          </table:table-cell>
          <table:table-cell office:value-type="string">
            <text:p>Microelectronics and Reliabilit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1-9331</text:p>
          </table:table-cell>
          <table:table-cell office:value-type="string">
            <text:p>CIÊNCIA DA COMPUTAÇÃO <text:s text:c="28"/></text:p>
          </table:table-cell>
          <table:table-cell office:value-type="string">
            <text:p>Microprocessors and Microsystem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2-8641</text:p>
          </table:table-cell>
          <table:table-cell office:value-type="string">
            <text:p>CIÊNCIA DA COMPUTAÇÃO <text:s text:c="28"/></text:p>
          </table:table-cell>
          <table:table-cell office:value-type="string">
            <text:p>Minds and machines (Dordrecht. 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2-8153</text:p>
          </table:table-cell>
          <table:table-cell office:value-type="string">
            <text:p>CIÊNCIA DA COMPUTAÇÃO <text:s text:c="28"/></text:p>
          </table:table-cell>
          <table:table-cell office:value-type="string">
            <text:p>Mobile networks and applications (Dordrecht. 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32-7353</text:p>
          </table:table-cell>
          <table:table-cell office:value-type="string">
            <text:p>CIÊNCIA DA COMPUTAÇÃO <text:s text:c="28"/></text:p>
          </table:table-cell>
          <table:table-cell office:value-type="string">
            <text:p>Modeling, Identification and Control (Trykt utg.) (Cessou em 2006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6-6851</text:p>
          </table:table-cell>
          <table:table-cell office:value-type="string">
            <text:p>CIÊNCIA DA COMPUTAÇÃO <text:s text:c="28"/></text:p>
          </table:table-cell>
          <table:table-cell office:value-type="string">
            <text:p>Molecular and Biochemical Parasit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4851</text:p>
          </table:table-cell>
          <table:table-cell office:value-type="string">
            <text:p>CIÊNCIA DA COMPUTAÇÃO <text:s text:c="28"/></text:p>
          </table:table-cell>
          <table:table-cell office:value-type="string">
            <text:p>Molecular Biology Report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4-0282</text:p>
          </table:table-cell>
          <table:table-cell office:value-type="string">
            <text:p>CIÊNCIA DA COMPUTAÇÃO <text:s text:c="28"/></text:p>
          </table:table-cell>
          <table:table-cell office:value-type="string">
            <text:p>Molecular Plant-Microbe Interaction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199X</text:p>
          </table:table-cell>
          <table:table-cell office:value-type="string">
            <text:p>CIÊNCIA DA COMPUTAÇÃO <text:s text:c="28"/></text:p>
          </table:table-cell>
          <table:table-cell office:value-type="string">
            <text:p>Movendo Idéias (UNAM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6-6655</text:p>
          </table:table-cell>
          <table:table-cell office:value-type="string">
            <text:p>CIÊNCIA DA COMPUTAÇÃO <text:s text:c="28"/></text:p>
          </table:table-cell>
          <table:table-cell office:value-type="string">
            <text:p>MPEJ (Austin, Tex.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0824</text:p>
          </table:table-cell>
          <table:table-cell office:value-type="string">
            <text:p>CIÊNCIA DA COMPUTAÇÃO <text:s text:c="28"/></text:p>
          </table:table-cell>
          <table:table-cell office:value-type="string">
            <text:p>Multidimensional systems and signal processing (Dordrecht. 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2-4962</text:p>
          </table:table-cell>
          <table:table-cell office:value-type="string">
            <text:p>CIÊNCIA DA COMPUTAÇÃO <text:s text:c="28"/></text:p>
          </table:table-cell>
          <table:table-cell office:value-type="string">
            <text:p>Multimedia System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2-1882</text:p>
          </table:table-cell>
          <table:table-cell office:value-type="string">
            <text:p>CIÊNCIA DA COMPUTAÇÃO <text:s text:c="28"/></text:p>
          </table:table-cell>
          <table:table-cell office:value-type="string">
            <text:p>Multimedia systems (Interne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0-7501</text:p>
          </table:table-cell>
          <table:table-cell office:value-type="string">
            <text:p>CIÊNCIA DA COMPUTAÇÃO <text:s text:c="28"/></text:p>
          </table:table-cell>
          <table:table-cell office:value-type="string">
            <text:p>Multimedia Tools and Application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1-6536</text:p>
          </table:table-cell>
          <table:table-cell office:value-type="string">
            <text:p>CIÊNCIA DA COMPUTAÇÃO <text:s text:c="28"/></text:p>
          </table:table-cell>
          <table:table-cell office:value-type="string">
            <text:p>Network (Bristol. 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4-898X</text:p>
          </table:table-cell>
          <table:table-cell office:value-type="string">
            <text:p>CIÊNCIA DA COMPUTAÇÃO <text:s text:c="28"/></text:p>
          </table:table-cell>
          <table:table-cell office:value-type="string">
            <text:p>Network (Bristol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7-0037</text:p>
          </table:table-cell>
          <table:table-cell office:value-type="string">
            <text:p>CIÊNCIA DA COMPUTAÇÃO <text:s text:c="28"/></text:p>
          </table:table-cell>
          <table:table-cell office:value-type="string">
            <text:p>Networks (New York, N.Y. 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8-3045</text:p>
          </table:table-cell>
          <table:table-cell office:value-type="string">
            <text:p>CIÊNCIA DA COMPUTAÇÃO <text:s text:c="28"/></text:p>
          </table:table-cell>
          <table:table-cell office:value-type="string">
            <text:p>Networks (New York, N.Y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9-7667</text:p>
          </table:table-cell>
          <table:table-cell office:value-type="string">
            <text:p>CIÊNCIA DA COMPUTAÇÃO <text:s text:c="28"/></text:p>
          </table:table-cell>
          <table:table-cell office:value-type="string">
            <text:p>Neural Computat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0-888X</text:p>
          </table:table-cell>
          <table:table-cell office:value-type="string">
            <text:p>CIÊNCIA DA COMPUTAÇÃO <text:s text:c="28"/></text:p>
          </table:table-cell>
          <table:table-cell office:value-type="string">
            <text:p>Neural computation (Onlin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3-3058</text:p>
          </table:table-cell>
          <table:table-cell office:value-type="string">
            <text:p>CIÊNCIA DA COMPUTAÇÃO <text:s text:c="28"/></text:p>
          </table:table-cell>
          <table:table-cell office:value-type="string">
            <text:p>Neural computing &amp; applications (Interne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1-0643</text:p>
          </table:table-cell>
          <table:table-cell office:value-type="string">
            <text:p>CIÊNCIA DA COMPUTAÇÃO <text:s text:c="28"/></text:p>
          </table:table-cell>
          <table:table-cell office:value-type="string">
            <text:p>Neural Computing &amp; Application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10-0552</text:p>
          </table:table-cell>
          <table:table-cell office:value-type="string">
            <text:p>CIÊNCIA DA COMPUTAÇÃO <text:s text:c="28"/></text:p>
          </table:table-cell>
          <table:table-cell office:value-type="string">
            <text:p>Neural Network World (Pragu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3-6080</text:p>
          </table:table-cell>
          <table:table-cell office:value-type="string">
            <text:p>CIÊNCIA DA COMPUTAÇÃO <text:s text:c="28"/></text:p>
          </table:table-cell>
          <table:table-cell office:value-type="string">
            <text:p>Neural Network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70-4621</text:p>
          </table:table-cell>
          <table:table-cell office:value-type="string">
            <text:p>CIÊNCIA DA COMPUTAÇÃO <text:s text:c="28"/></text:p>
          </table:table-cell>
          <table:table-cell office:value-type="string">
            <text:p>Neural Processing Letter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773X</text:p>
          </table:table-cell>
          <table:table-cell office:value-type="string">
            <text:p>CIÊNCIA DA COMPUTAÇÃO <text:s text:c="28"/></text:p>
          </table:table-cell>
          <table:table-cell office:value-type="string">
            <text:p>Neural processing letters (Dordrecht. 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5-2312</text:p>
          </table:table-cell>
          <table:table-cell office:value-type="string">
            <text:p>CIÊNCIA DA COMPUTAÇÃO <text:s text:c="28"/></text:p>
          </table:table-cell>
          <table:table-cell office:value-type="string">
            <text:p>Neurocomputing (Amsterdam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9-2791</text:p>
          </table:table-cell>
          <table:table-cell office:value-type="string">
            <text:p>CIÊNCIA DA COMPUTAÇÃO <text:s text:c="28"/></text:p>
          </table:table-cell>
          <table:table-cell office:value-type="string">
            <text:p>Neuroinformatics (Totowa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88-3635</text:p>
          </table:table-cell>
          <table:table-cell office:value-type="string">
            <text:p>CIÊNCIA DA COMPUTAÇÃO <text:s text:c="28"/></text:p>
          </table:table-cell>
          <table:table-cell office:value-type="string">
            <text:p>New Generation Comput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1-4568</text:p>
          </table:table-cell>
          <table:table-cell office:value-type="string">
            <text:p>CIÊNCIA DA COMPUTAÇÃO <text:s text:c="28"/></text:p>
          </table:table-cell>
          <table:table-cell office:value-type="string">
            <text:p>New Review of Hypermedia and Multimedi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2-546X</text:p>
          </table:table-cell>
          <table:table-cell office:value-type="string">
            <text:p>CIÊNCIA DA COMPUTAÇÃO <text:s text:c="28"/></text:p>
          </table:table-cell>
          <table:table-cell office:value-type="string">
            <text:p>Nonlinear Analysi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2-0277</text:p>
          </table:table-cell>
          <table:table-cell office:value-type="string">
            <text:p>CIÊNCIA DA COMPUTAÇÃO <text:s text:c="28"/></text:p>
          </table:table-cell>
          <table:table-cell office:value-type="string">
            <text:p>North American Actuarial Journ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1-2124</text:p>
          </table:table-cell>
          <table:table-cell office:value-type="string">
            <text:p>CIÊNCIA DA COMPUTAÇÃO <text:s text:c="28"/></text:p>
          </table:table-cell>
          <table:table-cell office:value-type="string">
            <text:p>Novát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583X</text:p>
          </table:table-cell>
          <table:table-cell office:value-type="string">
            <text:p>CIÊNCIA DA COMPUTAÇÃO <text:s text:c="28"/></text:p>
          </table:table-cell>
          <table:table-cell office:value-type="string">
            <text:p>Nuclear Instruments &amp; Methods in Physics Research. Section B, Beam Interactions with Materials and Atom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5-1048</text:p>
          </table:table-cell>
          <table:table-cell office:value-type="string">
            <text:p>CIÊNCIA DA COMPUTAÇÃO <text:s text:c="28"/></text:p>
          </table:table-cell>
          <table:table-cell office:value-type="string">
            <text:p>Nucleic Acids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2-4962</text:p>
          </table:table-cell>
          <table:table-cell office:value-type="string">
            <text:p>CIÊNCIA DA COMPUTAÇÃO <text:s text:c="28"/></text:p>
          </table:table-cell>
          <table:table-cell office:value-type="string">
            <text:p>Nucleic Acids Research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7-1398</text:p>
          </table:table-cell>
          <table:table-cell office:value-type="string">
            <text:p>CIÊNCIA DA COMPUTAÇÃO <text:s text:c="28"/></text:p>
          </table:table-cell>
          <table:table-cell office:value-type="string">
            <text:p>Numerical Algorithm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0-5325</text:p>
          </table:table-cell>
          <table:table-cell office:value-type="string">
            <text:p>CIÊNCIA DA COMPUTAÇÃO <text:s text:c="28"/></text:p>
          </table:table-cell>
          <table:table-cell office:value-type="string">
            <text:p>Numerical Linear Algebra with Application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6675</text:p>
          </table:table-cell>
          <table:table-cell office:value-type="string">
            <text:p>CIÊNCIA DA COMPUTAÇÃO <text:s text:c="28"/></text:p>
          </table:table-cell>
          <table:table-cell office:value-type="string">
            <text:p>O Que nos Faz Pensar (PUCRJ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4-5691</text:p>
          </table:table-cell>
          <table:table-cell office:value-type="string">
            <text:p>CIÊNCIA DA COMPUTAÇÃO <text:s text:c="28"/></text:p>
          </table:table-cell>
          <table:table-cell office:value-type="string">
            <text:p>Ocean &amp; Coastal Management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8-4535</text:p>
          </table:table-cell>
          <table:table-cell office:value-type="string">
            <text:p>CIÊNCIA DA COMPUTAÇÃO <text:s text:c="28"/></text:p>
          </table:table-cell>
          <table:table-cell office:value-type="string">
            <text:p>Online information review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1324</text:p>
          </table:table-cell>
          <table:table-cell office:value-type="string">
            <text:p>CIÊNCIA DA COMPUTAÇÃO <text:s text:c="28"/></text:p>
          </table:table-cell>
          <table:table-cell office:value-type="string">
            <text:p>Open systems &amp; information dynamics (Dordrecht. 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3-5980</text:p>
          </table:table-cell>
          <table:table-cell office:value-type="string">
            <text:p>CIÊNCIA DA COMPUTAÇÃO <text:s text:c="28"/></text:p>
          </table:table-cell>
          <table:table-cell office:value-type="string">
            <text:p>Operating Systems Review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0-364X</text:p>
          </table:table-cell>
          <table:table-cell office:value-type="string">
            <text:p>CIÊNCIA DA COMPUTAÇÃO <text:s text:c="28"/></text:p>
          </table:table-cell>
          <table:table-cell office:value-type="string">
            <text:p>Operations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1-3286</text:p>
          </table:table-cell>
          <table:table-cell office:value-type="string">
            <text:p>CIÊNCIA DA COMPUTAÇÃO <text:s text:c="28"/></text:p>
          </table:table-cell>
          <table:table-cell office:value-type="string">
            <text:p>Optical Engineering (Bellingham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4277</text:p>
          </table:table-cell>
          <table:table-cell office:value-type="string">
            <text:p>CIÊNCIA DA COMPUTAÇÃO <text:s text:c="28"/></text:p>
          </table:table-cell>
          <table:table-cell office:value-type="string">
            <text:p>Optical Switching and Networking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4-4087</text:p>
          </table:table-cell>
          <table:table-cell office:value-type="string">
            <text:p>CIÊNCIA DA COMPUTAÇÃO <text:s text:c="28"/></text:p>
          </table:table-cell>
          <table:table-cell office:value-type="string">
            <text:p>Optics Expres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9-4945</text:p>
          </table:table-cell>
          <table:table-cell office:value-type="string">
            <text:p>CIÊNCIA DA COMPUTAÇÃO <text:s text:c="28"/></text:p>
          </table:table-cell>
          <table:table-cell office:value-type="string">
            <text:p>Optimization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33-1934</text:p>
          </table:table-cell>
          <table:table-cell office:value-type="string">
            <text:p>CIÊNCIA DA COMPUTAÇÃO <text:s text:c="28"/></text:p>
          </table:table-cell>
          <table:table-cell office:value-type="string">
            <text:p>Optimization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62-4472</text:p>
          </table:table-cell>
          <table:table-cell office:value-type="string">
            <text:p>CIÊNCIA DA COMPUTAÇÃO <text:s text:c="28"/></text:p>
          </table:table-cell>
          <table:table-cell office:value-type="string">
            <text:p>Optimization Letter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5-6788</text:p>
          </table:table-cell>
          <table:table-cell office:value-type="string">
            <text:p>CIÊNCIA DA COMPUTAÇÃO <text:s text:c="28"/></text:p>
          </table:table-cell>
          <table:table-cell office:value-type="string">
            <text:p>Optimization Methods &amp; Softwar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9-4937</text:p>
          </table:table-cell>
          <table:table-cell office:value-type="string">
            <text:p>CIÊNCIA DA COMPUTAÇÃO <text:s text:c="28"/></text:p>
          </table:table-cell>
          <table:table-cell office:value-type="string">
            <text:p>Optimization Methods and Software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49-8169</text:p>
          </table:table-cell>
          <table:table-cell office:value-type="string">
            <text:p>CIÊNCIA DA COMPUTAÇÃO <text:s text:c="28"/></text:p>
          </table:table-cell>
          <table:table-cell office:value-type="string">
            <text:p>Pacific journal of optimization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48-9151</text:p>
          </table:table-cell>
          <table:table-cell office:value-type="string">
            <text:p>CIÊNCIA DA COMPUTAÇÃO <text:s text:c="28"/></text:p>
          </table:table-cell>
          <table:table-cell office:value-type="string">
            <text:p>Pacific Journal of Optimization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8191</text:p>
          </table:table-cell>
          <table:table-cell office:value-type="string">
            <text:p>CIÊNCIA DA COMPUTAÇÃO <text:s text:c="28"/></text:p>
          </table:table-cell>
          <table:table-cell office:value-type="string">
            <text:p>Parallel Comput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9-6264</text:p>
          </table:table-cell>
          <table:table-cell office:value-type="string">
            <text:p>CIÊNCIA DA COMPUTAÇÃO <text:s text:c="28"/></text:p>
          </table:table-cell>
          <table:table-cell office:value-type="string">
            <text:p>Parallel Processing Letter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3-755X</text:p>
          </table:table-cell>
          <table:table-cell office:value-type="string">
            <text:p>CIÊNCIA DA COMPUTAÇÃO <text:s text:c="28"/></text:p>
          </table:table-cell>
          <table:table-cell office:value-type="string">
            <text:p>Pattern analysis &amp; applications (Interne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3-7541</text:p>
          </table:table-cell>
          <table:table-cell office:value-type="string">
            <text:p>CIÊNCIA DA COMPUTAÇÃO <text:s text:c="28"/></text:p>
          </table:table-cell>
          <table:table-cell office:value-type="string">
            <text:p>Pattern Analysis and Application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3203</text:p>
          </table:table-cell>
          <table:table-cell office:value-type="string">
            <text:p>CIÊNCIA DA COMPUTAÇÃO <text:s text:c="28"/></text:p>
          </table:table-cell>
          <table:table-cell office:value-type="string">
            <text:p>Pattern Recognit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4-6618</text:p>
          </table:table-cell>
          <table:table-cell office:value-type="string">
            <text:p>CIÊNCIA DA COMPUTAÇÃO <text:s text:c="28"/></text:p>
          </table:table-cell>
          <table:table-cell office:value-type="string">
            <text:p>Pattern Recognition and Image Analysi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8655</text:p>
          </table:table-cell>
          <table:table-cell office:value-type="string">
            <text:p>CIÊNCIA DA COMPUTAÇÃO <text:s text:c="28"/></text:p>
          </table:table-cell>
          <table:table-cell office:value-type="string">
            <text:p>Pattern Recognition Letter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6-6442</text:p>
          </table:table-cell>
          <table:table-cell office:value-type="string">
            <text:p>CIÊNCIA DA COMPUTAÇÃO <text:s text:c="28"/></text:p>
          </table:table-cell>
          <table:table-cell office:value-type="string">
            <text:p>Peer-to-Peer Networking and Application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6-5316</text:p>
          </table:table-cell>
          <table:table-cell office:value-type="string">
            <text:p>CIÊNCIA DA COMPUTAÇÃO <text:s text:c="28"/></text:p>
          </table:table-cell>
          <table:table-cell office:value-type="string">
            <text:p>Performance Evalu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3-5999</text:p>
          </table:table-cell>
          <table:table-cell office:value-type="string">
            <text:p>CIÊNCIA DA COMPUTAÇÃO <text:s text:c="28"/></text:p>
          </table:table-cell>
          <table:table-cell office:value-type="string">
            <text:p>Performance Evaluation Review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7-4909</text:p>
          </table:table-cell>
          <table:table-cell office:value-type="string">
            <text:p>CIÊNCIA DA COMPUTAÇÃO <text:s text:c="28"/></text:p>
          </table:table-cell>
          <table:table-cell office:value-type="string">
            <text:p>Personal and Ubiquitous Comput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7438</text:p>
          </table:table-cell>
          <table:table-cell office:value-type="string">
            <text:p>CIÊNCIA DA COMPUTAÇÃO <text:s text:c="28"/></text:p>
          </table:table-cell>
          <table:table-cell office:value-type="string">
            <text:p>Pesquisa Operacional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5397</text:p>
          </table:table-cell>
          <table:table-cell office:value-type="string">
            <text:p>CIÊNCIA DA COMPUTAÇÃO <text:s text:c="28"/></text:p>
          </table:table-cell>
          <table:table-cell office:value-type="string">
            <text:p>Petro &amp; Quím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4-503X</text:p>
          </table:table-cell>
          <table:table-cell office:value-type="string">
            <text:p>CIÊNCIA DA COMPUTAÇÃO <text:s text:c="28"/></text:p>
          </table:table-cell>
          <table:table-cell office:value-type="string">
            <text:p>Philosophical Transactions - Royal Society. Mathematical, Physical and Engineering Science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7-974X</text:p>
          </table:table-cell>
          <table:table-cell office:value-type="string">
            <text:p>CIÊNCIA DA COMPUTAÇÃO <text:s text:c="28"/></text:p>
          </table:table-cell>
          <table:table-cell office:value-type="string">
            <text:p>Photonic Network Communication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4371</text:p>
          </table:table-cell>
          <table:table-cell office:value-type="string">
            <text:p>CIÊNCIA DA COMPUTAÇÃO <text:s text:c="28"/></text:p>
          </table:table-cell>
          <table:table-cell office:value-type="string">
            <text:p>Physica. A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2789</text:p>
          </table:table-cell>
          <table:table-cell office:value-type="string">
            <text:p>CIÊNCIA DA COMPUTAÇÃO <text:s text:c="28"/></text:p>
          </table:table-cell>
          <table:table-cell office:value-type="string">
            <text:p>Physica. D, Nonlinear phenomena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9-3755</text:p>
          </table:table-cell>
          <table:table-cell office:value-type="string">
            <text:p>CIÊNCIA DA COMPUTAÇÃO <text:s text:c="28"/></text:p>
          </table:table-cell>
          <table:table-cell office:value-type="string">
            <text:p>Physical Review. E, Statistical, Nonlinear, and Soft Matter Physic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5-9601</text:p>
          </table:table-cell>
          <table:table-cell office:value-type="string">
            <text:p>CIÊNCIA DA COMPUTAÇÃO <text:s text:c="28"/></text:p>
          </table:table-cell>
          <table:table-cell office:value-type="string">
            <text:p>Physics Letters. A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1-0645</text:p>
          </table:table-cell>
          <table:table-cell office:value-type="string">
            <text:p>CIÊNCIA DA COMPUTAÇÃO <text:s text:c="28"/></text:p>
          </table:table-cell>
          <table:table-cell office:value-type="string">
            <text:p>Physics of Life Review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0-664X</text:p>
          </table:table-cell>
          <table:table-cell office:value-type="string">
            <text:p>CIÊNCIA DA COMPUTAÇÃO <text:s text:c="28"/></text:p>
          </table:table-cell>
          <table:table-cell office:value-type="string">
            <text:p>Physics of Plasma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7-3334</text:p>
          </table:table-cell>
          <table:table-cell office:value-type="string">
            <text:p>CIÊNCIA DA COMPUTAÇÃO <text:s text:c="28"/></text:p>
          </table:table-cell>
          <table:table-cell office:value-type="string">
            <text:p>Physiological Measurement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21-7714</text:p>
          </table:table-cell>
          <table:table-cell office:value-type="string">
            <text:p>CIÊNCIA DA COMPUTAÇÃO <text:s text:c="28"/></text:p>
          </table:table-cell>
          <table:table-cell office:value-type="string">
            <text:p>Plant Cell Report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09-0630</text:p>
          </table:table-cell>
          <table:table-cell office:value-type="string">
            <text:p>CIÊNCIA DA COMPUTAÇÃO <text:s text:c="28"/></text:p>
          </table:table-cell>
          <table:table-cell office:value-type="string">
            <text:p>Plasma Science &amp; Techn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6766</text:p>
          </table:table-cell>
          <table:table-cell office:value-type="string">
            <text:p>CIÊNCIA DA COMPUTAÇÃO <text:s text:c="28"/></text:p>
          </table:table-cell>
          <table:table-cell office:value-type="string">
            <text:p>PontodeAcesso (UFB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4289</text:p>
          </table:table-cell>
          <table:table-cell office:value-type="string">
            <text:p>CIÊNCIA DA COMPUTAÇÃO <text:s text:c="28"/></text:p>
          </table:table-cell>
          <table:table-cell office:value-type="string">
            <text:p>Pramana (Bangalor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1-3263</text:p>
          </table:table-cell>
          <table:table-cell office:value-type="string">
            <text:p>CIÊNCIA DA COMPUTAÇÃO <text:s text:c="28"/></text:p>
          </table:table-cell>
          <table:table-cell office:value-type="string">
            <text:p>Presence (Cambridge, Mass. : 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939</text:p>
          </table:table-cell>
          <table:table-cell office:value-type="string">
            <text:p>CIÊNCIA DA COMPUTAÇÃO <text:s text:c="28"/></text:p>
          </table:table-cell>
          <table:table-cell office:value-type="string">
            <text:p>Proceedings of the American Mathematical Societ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8-6826</text:p>
          </table:table-cell>
          <table:table-cell office:value-type="string">
            <text:p>CIÊNCIA DA COMPUTAÇÃO <text:s text:c="28"/></text:p>
          </table:table-cell>
          <table:table-cell office:value-type="string">
            <text:p>Proceedings of the American Mathematical Society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4-3839</text:p>
          </table:table-cell>
          <table:table-cell office:value-type="string">
            <text:p>CIÊNCIA DA COMPUTAÇÃO <text:s text:c="28"/></text:p>
          </table:table-cell>
          <table:table-cell office:value-type="string">
            <text:p>Proceedings of the Edinburgh Mathematical Society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9219</text:p>
          </table:table-cell>
          <table:table-cell office:value-type="string">
            <text:p>CIÊNCIA DA COMPUTAÇÃO <text:s text:c="28"/></text:p>
          </table:table-cell>
          <table:table-cell office:value-type="string">
            <text:p>Proceedings of the IEE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4-6115</text:p>
          </table:table-cell>
          <table:table-cell office:value-type="string">
            <text:p>CIÊNCIA DA COMPUTAÇÃO <text:s text:c="28"/></text:p>
          </table:table-cell>
          <table:table-cell office:value-type="string">
            <text:p>Proceedings of the London Mathematical Societ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7-8424</text:p>
          </table:table-cell>
          <table:table-cell office:value-type="string">
            <text:p>CIÊNCIA DA COMPUTAÇÃO <text:s text:c="28"/></text:p>
          </table:table-cell>
          <table:table-cell office:value-type="string">
            <text:p>Proceedings of the National Academy of Sciences of the United States of Americ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6513</text:p>
          </table:table-cell>
          <table:table-cell office:value-type="string">
            <text:p>CIÊNCIA DA COMPUTAÇÃO <text:s text:c="28"/></text:p>
          </table:table-cell>
          <table:table-cell office:value-type="string">
            <text:p>Produção (São Paulo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3-0337</text:p>
          </table:table-cell>
          <table:table-cell office:value-type="string">
            <text:p>CIÊNCIA DA COMPUTAÇÃO <text:s text:c="28"/></text:p>
          </table:table-cell>
          <table:table-cell office:value-type="string">
            <text:p>Program (London. 1966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08-3261</text:p>
          </table:table-cell>
          <table:table-cell office:value-type="string">
            <text:p>CIÊNCIA DA COMPUTAÇÃO <text:s text:c="28"/></text:p>
          </table:table-cell>
          <table:table-cell office:value-type="string">
            <text:p>Programming and computer software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5-9687</text:p>
          </table:table-cell>
          <table:table-cell office:value-type="string">
            <text:p>CIÊNCIA DA COMPUTAÇÃO <text:s text:c="28"/></text:p>
          </table:table-cell>
          <table:table-cell office:value-type="string">
            <text:p>Progress of Theoretical Physics. Supplement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5061</text:p>
          </table:table-cell>
          <table:table-cell office:value-type="string">
            <text:p>CIÊNCIA DA COMPUTAÇÃO <text:s text:c="28"/></text:p>
          </table:table-cell>
          <table:table-cell office:value-type="string">
            <text:p>ProQuality (UFL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8557</text:p>
          </table:table-cell>
          <table:table-cell office:value-type="string">
            <text:p>CIÊNCIA DA COMPUTAÇÃO <text:s text:c="28"/></text:p>
          </table:table-cell>
          <table:table-cell office:value-type="string">
            <text:p>Psicologia Escolar e Educacional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0-350X</text:p>
          </table:table-cell>
          <table:table-cell office:value-type="string">
            <text:p>CIÊNCIA DA COMPUTAÇÃO <text:s text:c="28"/></text:p>
          </table:table-cell>
          <table:table-cell office:value-type="string">
            <text:p>Psicología para América Latin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1-020X</text:p>
          </table:table-cell>
          <table:table-cell office:value-type="string">
            <text:p>CIÊNCIA DA COMPUTAÇÃO <text:s text:c="28"/></text:p>
          </table:table-cell>
          <table:table-cell office:value-type="string">
            <text:p>QSAR &amp; Combinatorial Science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9-7688</text:p>
          </table:table-cell>
          <table:table-cell office:value-type="string">
            <text:p>CIÊNCIA DA COMPUTAÇÃO <text:s text:c="28"/></text:p>
          </table:table-cell>
          <table:table-cell office:value-type="string">
            <text:p>Quantitative Finance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3-7146</text:p>
          </table:table-cell>
          <table:table-cell office:value-type="string">
            <text:p>CIÊNCIA DA COMPUTAÇÃO <text:s text:c="28"/></text:p>
          </table:table-cell>
          <table:table-cell office:value-type="string">
            <text:p>Quantum Information &amp; Computat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3-569X</text:p>
          </table:table-cell>
          <table:table-cell office:value-type="string">
            <text:p>CIÊNCIA DA COMPUTAÇÃO <text:s text:c="28"/></text:p>
          </table:table-cell>
          <table:table-cell office:value-type="string">
            <text:p>Quarterly of Applied Mathemat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2-9443</text:p>
          </table:table-cell>
          <table:table-cell office:value-type="string">
            <text:p>CIÊNCIA DA COMPUTAÇÃO <text:s text:c="28"/></text:p>
          </table:table-cell>
          <table:table-cell office:value-type="string">
            <text:p>Queueing systems (Dordrecht. 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5648</text:p>
          </table:table-cell>
          <table:table-cell office:value-type="string">
            <text:p>CIÊNCIA DA COMPUTAÇÃO <text:s text:c="28"/></text:p>
          </table:table-cell>
          <table:table-cell office:value-type="string">
            <text:p>RAE Eletrônica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9-0559</text:p>
          </table:table-cell>
          <table:table-cell office:value-type="string">
            <text:p>CIÊNCIA DA COMPUTAÇÃO <text:s text:c="28"/></text:p>
          </table:table-cell>
          <table:table-cell office:value-type="string">
            <text:p>RAIRO. Recherche Opérationnell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2-9832</text:p>
          </table:table-cell>
          <table:table-cell office:value-type="string">
            <text:p>CIÊNCIA DA COMPUTAÇÃO <text:s text:c="28"/></text:p>
          </table:table-cell>
          <table:table-cell office:value-type="string">
            <text:p>Random Structures &amp; Algorithm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3984</text:p>
          </table:table-cell>
          <table:table-cell office:value-type="string">
            <text:p>CIÊNCIA DA COMPUTAÇÃO <text:s text:c="28"/></text:p>
          </table:table-cell>
          <table:table-cell office:value-type="string">
            <text:p>RB. Radiologia Brasileir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7647</text:p>
          </table:table-cell>
          <table:table-cell office:value-type="string">
            <text:p>CIÊNCIA DA COMPUTAÇÃO <text:s text:c="28"/></text:p>
          </table:table-cell>
          <table:table-cell office:value-type="string">
            <text:p>RCA. Revista de Controle e Administraçã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7-2014</text:p>
          </table:table-cell>
          <table:table-cell office:value-type="string">
            <text:p>CIÊNCIA DA COMPUTAÇÃO <text:s text:c="28"/></text:p>
          </table:table-cell>
          <table:table-cell office:value-type="string">
            <text:p>Real-Time Imaging (Cessou em 2005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6-116X</text:p>
          </table:table-cell>
          <table:table-cell office:value-type="string">
            <text:p>CIÊNCIA DA COMPUTAÇÃO <text:s text:c="28"/></text:p>
          </table:table-cell>
          <table:table-cell office:value-type="string">
            <text:p>Real-time imaging (Onlin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1383</text:p>
          </table:table-cell>
          <table:table-cell office:value-type="string">
            <text:p>CIÊNCIA DA COMPUTAÇÃO <text:s text:c="28"/></text:p>
          </table:table-cell>
          <table:table-cell office:value-type="string">
            <text:p>Real-time systems (Dordrecht. 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6278</text:p>
          </table:table-cell>
          <table:table-cell office:value-type="string">
            <text:p>CIÊNCIA DA COMPUTAÇÃO <text:s text:c="28"/></text:p>
          </table:table-cell>
          <table:table-cell office:value-type="string">
            <text:p>RECIIS. Revista Eletrônica de Comunicação, Informação &amp; Inovação em Saúde (Edição em Português. 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1916</text:p>
          </table:table-cell>
          <table:table-cell office:value-type="string">
            <text:p>CIÊNCIA DA COMPUTAÇÃO <text:s text:c="28"/></text:p>
          </table:table-cell>
          <table:table-cell office:value-type="string">
            <text:p>RENOTE. Revista Novas Tecnologias na Educaçã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2-010X</text:p>
          </table:table-cell>
          <table:table-cell office:value-type="string">
            <text:p>CIÊNCIA DA COMPUTAÇÃO <text:s text:c="28"/></text:p>
          </table:table-cell>
          <table:table-cell office:value-type="string">
            <text:p>Requirements engineering (London. 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7-3602</text:p>
          </table:table-cell>
          <table:table-cell office:value-type="string">
            <text:p>CIÊNCIA DA COMPUTAÇÃO <text:s text:c="28"/></text:p>
          </table:table-cell>
          <table:table-cell office:value-type="string">
            <text:p>Requirements Engineering (London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3071</text:p>
          </table:table-cell>
          <table:table-cell office:value-type="string">
            <text:p>CIÊNCIA DA COMPUTAÇÃO <text:s text:c="28"/></text:p>
          </table:table-cell>
          <table:table-cell office:value-type="string">
            <text:p>RESI : Revista Eletrônica de Sistemas de Informa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0964</text:p>
          </table:table-cell>
          <table:table-cell office:value-type="string">
            <text:p>CIÊNCIA DA COMPUTAÇÃO <text:s text:c="28"/></text:p>
          </table:table-cell>
          <table:table-cell office:value-type="string">
            <text:p>Revista ANPEC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0691</text:p>
          </table:table-cell>
          <table:table-cell office:value-type="string">
            <text:p>CIÊNCIA DA COMPUTAÇÃO <text:s text:c="28"/></text:p>
          </table:table-cell>
          <table:table-cell office:value-type="string">
            <text:p>Revista Brasileira de Biblioteconomia e Documentação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3151</text:p>
          </table:table-cell>
          <table:table-cell office:value-type="string">
            <text:p>CIÊNCIA DA COMPUTAÇÃO <text:s text:c="28"/></text:p>
          </table:table-cell>
          <table:table-cell office:value-type="string">
            <text:p>Revista Brasileira de Engenharia Biomédic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175</text:p>
          </table:table-cell>
          <table:table-cell office:value-type="string">
            <text:p>CIÊNCIA DA COMPUTAÇÃO <text:s text:c="28"/></text:p>
          </table:table-cell>
          <table:table-cell office:value-type="string">
            <text:p>Revista Brasileira de Estatíst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0731</text:p>
          </table:table-cell>
          <table:table-cell office:value-type="string">
            <text:p>CIÊNCIA DA COMPUTAÇÃO <text:s text:c="28"/></text:p>
          </table:table-cell>
          <table:table-cell office:value-type="string">
            <text:p>Revista Brasileira de Finanç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5685</text:p>
          </table:table-cell>
          <table:table-cell office:value-type="string">
            <text:p>CIÊNCIA DA COMPUTAÇÃO <text:s text:c="28"/></text:p>
          </table:table-cell>
          <table:table-cell office:value-type="string">
            <text:p>Revista Brasileira de Informação na Educa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299</text:p>
          </table:table-cell>
          <table:table-cell office:value-type="string">
            <text:p>CIÊNCIA DA COMPUTAÇÃO <text:s text:c="28"/></text:p>
          </table:table-cell>
          <table:table-cell office:value-type="string">
            <text:p>Revista Brasileira de Otorrinolaringologi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9312</text:p>
          </table:table-cell>
          <table:table-cell office:value-type="string">
            <text:p>CIÊNCIA DA COMPUTAÇÃO <text:s text:c="28"/></text:p>
          </table:table-cell>
          <table:table-cell office:value-type="string">
            <text:p>Revista Brasileira de Otorrinolaringologia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0752</text:p>
          </table:table-cell>
          <table:table-cell office:value-type="string">
            <text:p>CIÊNCIA DA COMPUTAÇÃO <text:s text:c="28"/></text:p>
          </table:table-cell>
          <table:table-cell office:value-type="string">
            <text:p>Revista Brasileira de Probabilidade e Estatíst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4217</text:p>
          </table:table-cell>
          <table:table-cell office:value-type="string">
            <text:p>CIÊNCIA DA COMPUTAÇÃO <text:s text:c="28"/></text:p>
          </table:table-cell>
          <table:table-cell office:value-type="string">
            <text:p>Revista Brasileira de Redes de Computadores e Sistemas Distribuíd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3598</text:p>
          </table:table-cell>
          <table:table-cell office:value-type="string">
            <text:p>CIÊNCIA DA COMPUTAÇÃO <text:s text:c="28"/></text:p>
          </table:table-cell>
          <table:table-cell office:value-type="string">
            <text:p>Revista Brasileira de Zootecnia / Brazilian Journal of Animal Scienc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4071</text:p>
          </table:table-cell>
          <table:table-cell office:value-type="string">
            <text:p>CIÊNCIA DA COMPUTAÇÃO <text:s text:c="28"/></text:p>
          </table:table-cell>
          <table:table-cell office:value-type="string">
            <text:p>Revista Científica do Centro Universitário de Barra Mans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3997</text:p>
          </table:table-cell>
          <table:table-cell office:value-type="string">
            <text:p>CIÊNCIA DA COMPUTAÇÃO <text:s text:c="28"/></text:p>
          </table:table-cell>
          <table:table-cell office:value-type="string">
            <text:p>Revista Científica Tecnologu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176-X</text:p>
          </table:table-cell>
          <table:table-cell office:value-type="string">
            <text:p>CIÊNCIA DA COMPUTAÇÃO <text:s text:c="28"/></text:p>
          </table:table-cell>
          <table:table-cell office:value-type="string">
            <text:p>Revista Conexões - Ciência e Tecnolog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2630</text:p>
          </table:table-cell>
          <table:table-cell office:value-type="string">
            <text:p>CIÊNCIA DA COMPUTAÇÃO <text:s text:c="28"/></text:p>
          </table:table-cell>
          <table:table-cell office:value-type="string">
            <text:p>Revista da ABEM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1805</text:p>
          </table:table-cell>
          <table:table-cell office:value-type="string">
            <text:p>CIÊNCIA DA COMPUTAÇÃO <text:s text:c="28"/></text:p>
          </table:table-cell>
          <table:table-cell office:value-type="string">
            <text:p>Revista da ABRALIN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986X</text:p>
          </table:table-cell>
          <table:table-cell office:value-type="string">
            <text:p>CIÊNCIA DA COMPUTAÇÃO <text:s text:c="28"/></text:p>
          </table:table-cell>
          <table:table-cell office:value-type="string">
            <text:p>Revista da Sociedade Brasileira de Telecomunicaçõ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8435</text:p>
          </table:table-cell>
          <table:table-cell office:value-type="string">
            <text:p>CIÊNCIA DA COMPUTAÇÃO <text:s text:c="28"/></text:p>
          </table:table-cell>
          <table:table-cell office:value-type="string">
            <text:p>Revista de Engenharia de Computação e Sistemas Digitais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2640</text:p>
          </table:table-cell>
          <table:table-cell office:value-type="string">
            <text:p>CIÊNCIA DA COMPUTAÇÃO <text:s text:c="28"/></text:p>
          </table:table-cell>
          <table:table-cell office:value-type="string">
            <text:p>Revista de Gestão da Tecnologia e Sistemas de Informação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775</text:p>
          </table:table-cell>
          <table:table-cell office:value-type="string">
            <text:p>CIÊNCIA DA COMPUTAÇÃO <text:s text:c="28"/></text:p>
          </table:table-cell>
          <table:table-cell office:value-type="string">
            <text:p>Revista de Gestão da Tecnologia e Sistemas de Informação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5585</text:p>
          </table:table-cell>
          <table:table-cell office:value-type="string">
            <text:p>CIÊNCIA DA COMPUTAÇÃO <text:s text:c="28"/></text:p>
          </table:table-cell>
          <table:table-cell office:value-type="string">
            <text:p>Revista de Informática Aplicad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308</text:p>
          </table:table-cell>
          <table:table-cell office:value-type="string">
            <text:p>CIÊNCIA DA COMPUTAÇÃO <text:s text:c="28"/></text:p>
          </table:table-cell>
          <table:table-cell office:value-type="string">
            <text:p>Revista de Informática Teórica e Aplicad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7798</text:p>
          </table:table-cell>
          <table:table-cell office:value-type="string">
            <text:p>CIÊNCIA DA COMPUTAÇÃO <text:s text:c="28"/></text:p>
          </table:table-cell>
          <table:table-cell office:value-type="string">
            <text:p>Revista de Iniciação Científica (USP 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0811</text:p>
          </table:table-cell>
          <table:table-cell office:value-type="string">
            <text:p>CIÊNCIA DA COMPUTAÇÃO <text:s text:c="28"/></text:p>
          </table:table-cell>
          <table:table-cell office:value-type="string">
            <text:p>Revista de Matemática e Estatística (Impresso) (Cessou em 2004. Cont. ISSN 1980-4245 Revista de Matemática e Estatística (Online)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4438</text:p>
          </table:table-cell>
          <table:table-cell office:value-type="string">
            <text:p>CIÊNCIA DA COMPUTAÇÃO <text:s text:c="28"/></text:p>
          </table:table-cell>
          <table:table-cell office:value-type="string">
            <text:p>Revista de Psicanálise da Sociedade Psicanalítica de Porto Alegr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368</text:p>
          </table:table-cell>
          <table:table-cell office:value-type="string">
            <text:p>CIÊNCIA DA COMPUTAÇÃO <text:s text:c="28"/></text:p>
          </table:table-cell>
          <table:table-cell office:value-type="string">
            <text:p>Revista do Arquivo Publico Mineir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2061</text:p>
          </table:table-cell>
          <table:table-cell office:value-type="string">
            <text:p>CIÊNCIA DA COMPUTAÇÃO <text:s text:c="28"/></text:p>
          </table:table-cell>
          <table:table-cell office:value-type="string">
            <text:p>Revista do CCEI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0-0000</text:p>
          </table:table-cell>
          <table:table-cell office:value-type="string">
            <text:p>CIÊNCIA DA COMPUTAÇÃO <text:s text:c="28"/></text:p>
          </table:table-cell>
          <table:table-cell office:value-type="string">
            <text:p>Revista do IEEE América Latin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219</text:p>
          </table:table-cell>
          <table:table-cell office:value-type="string">
            <text:p>CIÊNCIA DA COMPUTAÇÃO <text:s text:c="28"/></text:p>
          </table:table-cell>
          <table:table-cell office:value-type="string">
            <text:p>Revista Eletrônica de Iniciação Científ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0448</text:p>
          </table:table-cell>
          <table:table-cell office:value-type="string">
            <text:p>CIÊNCIA DA COMPUTAÇÃO <text:s text:c="28"/></text:p>
          </table:table-cell>
          <table:table-cell office:value-type="string">
            <text:p>Revista Gestão Industri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6-9895</text:p>
          </table:table-cell>
          <table:table-cell office:value-type="string">
            <text:p>CIÊNCIA DA COMPUTAÇÃO <text:s text:c="28"/></text:p>
          </table:table-cell>
          <table:table-cell office:value-type="string">
            <text:p>Revista Ibérica de Sistemas e Tecnologias de Informaçã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8-0992</text:p>
          </table:table-cell>
          <table:table-cell office:value-type="string">
            <text:p>CIÊNCIA DA COMPUTAÇÃO <text:s text:c="28"/></text:p>
          </table:table-cell>
          <table:table-cell office:value-type="string">
            <text:p>Revista IEEE América Latin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1901</text:p>
          </table:table-cell>
          <table:table-cell office:value-type="string">
            <text:p>CIÊNCIA DA COMPUTAÇÃO <text:s text:c="28"/></text:p>
          </table:table-cell>
          <table:table-cell office:value-type="string">
            <text:p>Revista Produção Onlin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8191</text:p>
          </table:table-cell>
          <table:table-cell office:value-type="string">
            <text:p>CIÊNCIA DA COMPUTAÇÃO <text:s text:c="28"/></text:p>
          </table:table-cell>
          <table:table-cell office:value-type="string">
            <text:p>Revista Tecnologia (UNIFOR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8048</text:p>
          </table:table-cell>
          <table:table-cell office:value-type="string">
            <text:p>CIÊNCIA DA COMPUTAÇÃO <text:s text:c="28"/></text:p>
          </table:table-cell>
          <table:table-cell office:value-type="string">
            <text:p>Revista Tecnológica (UEM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5-6726</text:p>
          </table:table-cell>
          <table:table-cell office:value-type="string">
            <text:p>CIÊNCIA DA COMPUTAÇÃO <text:s text:c="28"/></text:p>
          </table:table-cell>
          <table:table-cell office:value-type="string">
            <text:p>Revstat Statistical Journ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92-499X</text:p>
          </table:table-cell>
          <table:table-cell office:value-type="string">
            <text:p>CIÊNCIA DA COMPUTAÇÃO <text:s text:c="28"/></text:p>
          </table:table-cell>
          <table:table-cell office:value-type="string">
            <text:p>Revue d'Intelligence Artificiell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3-5747</text:p>
          </table:table-cell>
          <table:table-cell office:value-type="string">
            <text:p>CIÊNCIA DA COMPUTAÇÃO <text:s text:c="28"/></text:p>
          </table:table-cell>
          <table:table-cell office:value-type="string">
            <text:p>Robotica (Cambridge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1-8890</text:p>
          </table:table-cell>
          <table:table-cell office:value-type="string">
            <text:p>CIÊNCIA DA COMPUTAÇÃO <text:s text:c="28"/></text:p>
          </table:table-cell>
          <table:table-cell office:value-type="string">
            <text:p>Robotics and Autonomous System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6-5845</text:p>
          </table:table-cell>
          <table:table-cell office:value-type="string">
            <text:p>CIÊNCIA DA COMPUTAÇÃO <text:s text:c="28"/></text:p>
          </table:table-cell>
          <table:table-cell office:value-type="string">
            <text:p>Robotics and Computer-Integrated Manufactur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147</text:p>
          </table:table-cell>
          <table:table-cell office:value-type="string">
            <text:p>CIÊNCIA DA COMPUTAÇÃO <text:s text:c="28"/></text:p>
          </table:table-cell>
          <table:table-cell office:value-type="string">
            <text:p>RPA Brasil (Maringá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4-6774</text:p>
          </table:table-cell>
          <table:table-cell office:value-type="string">
            <text:p>CIÊNCIA DA COMPUTAÇÃO <text:s text:c="28"/></text:p>
          </table:table-cell>
          <table:table-cell office:value-type="string">
            <text:p>SADIO Electronic Journal of Informatics and Operations Research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2-936X</text:p>
          </table:table-cell>
          <table:table-cell office:value-type="string">
            <text:p>CIÊNCIA DA COMPUTAÇÃO <text:s text:c="28"/></text:p>
          </table:table-cell>
          <table:table-cell office:value-type="string">
            <text:p>SAR and QSAR in Environmental Research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95-1767</text:p>
          </table:table-cell>
          <table:table-cell office:value-type="string">
            <text:p>CIÊNCIA DA COMPUTAÇÃO <text:s text:c="28"/></text:p>
          </table:table-cell>
          <table:table-cell office:value-type="string">
            <text:p>Scalable Computing. Practice and Experienc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09-2757</text:p>
          </table:table-cell>
          <table:table-cell office:value-type="string">
            <text:p>CIÊNCIA DA COMPUTAÇÃO <text:s text:c="28"/></text:p>
          </table:table-cell>
          <table:table-cell office:value-type="string">
            <text:p>Science in China. Series F, Information Scienc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6423</text:p>
          </table:table-cell>
          <table:table-cell office:value-type="string">
            <text:p>CIÊNCIA DA COMPUTAÇÃO <text:s text:c="28"/></text:p>
          </table:table-cell>
          <table:table-cell office:value-type="string">
            <text:p>Science of Computer Programming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2145</text:p>
          </table:table-cell>
          <table:table-cell office:value-type="string">
            <text:p>CIÊNCIA DA COMPUTAÇÃO <text:s text:c="28"/></text:p>
          </table:table-cell>
          <table:table-cell office:value-type="string">
            <text:p>Science of Computing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770</text:p>
          </table:table-cell>
          <table:table-cell office:value-type="string">
            <text:p>CIÊNCIA DA COMPUTAÇÃO <text:s text:c="28"/></text:p>
          </table:table-cell>
          <table:table-cell office:value-type="string">
            <text:p>Scientia (UNISINO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88-2861</text:p>
          </table:table-cell>
          <table:table-cell office:value-type="string">
            <text:p>CIÊNCIA DA COMPUTAÇÃO <text:s text:c="28"/></text:p>
          </table:table-cell>
          <table:table-cell office:value-type="string">
            <text:p>Scientometrics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5451</text:p>
          </table:table-cell>
          <table:table-cell office:value-type="string">
            <text:p>CIÊNCIA DA COMPUTAÇÃO <text:s text:c="28"/></text:p>
          </table:table-cell>
          <table:table-cell office:value-type="string">
            <text:p>Semina. Ciências Exatas e Tecnológicas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4-8220</text:p>
          </table:table-cell>
          <table:table-cell office:value-type="string">
            <text:p>CIÊNCIA DA COMPUTAÇÃO <text:s text:c="28"/></text:p>
          </table:table-cell>
          <table:table-cell office:value-type="string">
            <text:p>Sensors (Basel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5-4005</text:p>
          </table:table-cell>
          <table:table-cell office:value-type="string">
            <text:p>CIÊNCIA DA COMPUTAÇÃO <text:s text:c="28"/></text:p>
          </table:table-cell>
          <table:table-cell office:value-type="string">
            <text:p>Sensors and Actuators. B, Chemic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7-6947</text:p>
          </table:table-cell>
          <table:table-cell office:value-type="string">
            <text:p>CIÊNCIA DA COMPUTAÇÃO <text:s text:c="28"/></text:p>
          </table:table-cell>
          <table:table-cell office:value-type="string">
            <text:p>Set-Valued Analysi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5-7111</text:p>
          </table:table-cell>
          <table:table-cell office:value-type="string">
            <text:p>CIÊNCIA DA COMPUTAÇÃO <text:s text:c="28"/></text:p>
          </table:table-cell>
          <table:table-cell office:value-type="string">
            <text:p>SIAM journal on computing (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7-5397</text:p>
          </table:table-cell>
          <table:table-cell office:value-type="string">
            <text:p>CIÊNCIA DA COMPUTAÇÃO <text:s text:c="28"/></text:p>
          </table:table-cell>
          <table:table-cell office:value-type="string">
            <text:p>SIAM Journal on Computing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5-7138</text:p>
          </table:table-cell>
          <table:table-cell office:value-type="string">
            <text:p>CIÊNCIA DA COMPUTAÇÃO <text:s text:c="28"/></text:p>
          </table:table-cell>
          <table:table-cell office:value-type="string">
            <text:p>SIAM journal on control and optimization (Onlin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3-0129</text:p>
          </table:table-cell>
          <table:table-cell office:value-type="string">
            <text:p>CIÊNCIA DA COMPUTAÇÃO <text:s text:c="28"/></text:p>
          </table:table-cell>
          <table:table-cell office:value-type="string">
            <text:p>SIAM Journal on Control and Optimization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5-7146</text:p>
          </table:table-cell>
          <table:table-cell office:value-type="string">
            <text:p>CIÊNCIA DA COMPUTAÇÃO <text:s text:c="28"/></text:p>
          </table:table-cell>
          <table:table-cell office:value-type="string">
            <text:p>SIAM journal on discrete mathematics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5-4801</text:p>
          </table:table-cell>
          <table:table-cell office:value-type="string">
            <text:p>CIÊNCIA DA COMPUTAÇÃO <text:s text:c="28"/></text:p>
          </table:table-cell>
          <table:table-cell office:value-type="string">
            <text:p>SIAM Journal on Discrete Mathematic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5-7170</text:p>
          </table:table-cell>
          <table:table-cell office:value-type="string">
            <text:p>CIÊNCIA DA COMPUTAÇÃO <text:s text:c="28"/></text:p>
          </table:table-cell>
          <table:table-cell office:value-type="string">
            <text:p>SIAM Journal on Numerical Analysis (Onlin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5-7189</text:p>
          </table:table-cell>
          <table:table-cell office:value-type="string">
            <text:p>CIÊNCIA DA COMPUTAÇÃO <text:s text:c="28"/></text:p>
          </table:table-cell>
          <table:table-cell office:value-type="string">
            <text:p>SIAM journal on optimization (Onlin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2-6234</text:p>
          </table:table-cell>
          <table:table-cell office:value-type="string">
            <text:p>CIÊNCIA DA COMPUTAÇÃO <text:s text:c="28"/></text:p>
          </table:table-cell>
          <table:table-cell office:value-type="string">
            <text:p>SIAM Journal on Optimization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5-7197</text:p>
          </table:table-cell>
          <table:table-cell office:value-type="string">
            <text:p>CIÊNCIA DA COMPUTAÇÃO <text:s text:c="28"/></text:p>
          </table:table-cell>
          <table:table-cell office:value-type="string">
            <text:p>SIAM Journal on Scientific Computing (Onlin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4-8275</text:p>
          </table:table-cell>
          <table:table-cell office:value-type="string">
            <text:p>CIÊNCIA DA COMPUTAÇÃO <text:s text:c="28"/></text:p>
          </table:table-cell>
          <table:table-cell office:value-type="string">
            <text:p>SIAM Journal on Scientific Computing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7-8418</text:p>
          </table:table-cell>
          <table:table-cell office:value-type="string">
            <text:p>CIÊNCIA DA COMPUTAÇÃO <text:s text:c="28"/></text:p>
          </table:table-cell>
          <table:table-cell office:value-type="string">
            <text:p>SIGCSE Bulletin (Cessou em 1997. Cont. 1096-3936 SIGCSE Bulletin Inroad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6-3936</text:p>
          </table:table-cell>
          <table:table-cell office:value-type="string">
            <text:p>CIÊNCIA DA COMPUTAÇÃO <text:s text:c="28"/></text:p>
          </table:table-cell>
          <table:table-cell office:value-type="string">
            <text:p>SIGCSE Bulletin Inroad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3-5808</text:p>
          </table:table-cell>
          <table:table-cell office:value-type="string">
            <text:p>CIÊNCIA DA COMPUTAÇÃO <text:s text:c="28"/></text:p>
          </table:table-cell>
          <table:table-cell office:value-type="string">
            <text:p>SIGMOD Record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1684</text:p>
          </table:table-cell>
          <table:table-cell office:value-type="string">
            <text:p>CIÊNCIA DA COMPUTAÇÃO <text:s text:c="28"/></text:p>
          </table:table-cell>
          <table:table-cell office:value-type="string">
            <text:p>Signal Processing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2-1340</text:p>
          </table:table-cell>
          <table:table-cell office:value-type="string">
            <text:p>CIÊNCIA DA COMPUTAÇÃO <text:s text:c="28"/></text:p>
          </table:table-cell>
          <table:table-cell office:value-type="string">
            <text:p>SIGPLAN Notices (Cessou em 1991. Cont. ISSN 1523-2867 ACM SIGPLAN Notices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46-7729</text:p>
          </table:table-cell>
          <table:table-cell office:value-type="string">
            <text:p>CIÊNCIA DA COMPUTAÇÃO <text:s text:c="28"/></text:p>
          </table:table-cell>
          <table:table-cell office:value-type="string">
            <text:p>SIGSPATIAL Speci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7-5497</text:p>
          </table:table-cell>
          <table:table-cell office:value-type="string">
            <text:p>CIÊNCIA DA COMPUTAÇÃO <text:s text:c="28"/></text:p>
          </table:table-cell>
          <table:table-cell office:value-type="string">
            <text:p>Simulation (San Diego, Calif.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9-190X</text:p>
          </table:table-cell>
          <table:table-cell office:value-type="string">
            <text:p>CIÊNCIA DA COMPUTAÇÃO <text:s text:c="28"/></text:p>
          </table:table-cell>
          <table:table-cell office:value-type="string">
            <text:p>Simulation Modelling Practice and Theo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8-4869</text:p>
          </table:table-cell>
          <table:table-cell office:value-type="string">
            <text:p>CIÊNCIA DA COMPUTAÇÃO <text:s text:c="28"/></text:p>
          </table:table-cell>
          <table:table-cell office:value-type="string">
            <text:p>Simulation Practice and Theory (Cessou em 2002. Cont. ISSN 1569-190X Simulation Modelling Practice and Theory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9-1433</text:p>
          </table:table-cell>
          <table:table-cell office:value-type="string">
            <text:p>CIÊNCIA DA COMPUTAÇÃO <text:s text:c="28"/></text:p>
          </table:table-cell>
          <table:table-cell office:value-type="string">
            <text:p>Simulation practice and theory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4-4393</text:p>
          </table:table-cell>
          <table:table-cell office:value-type="string">
            <text:p>CIÊNCIA DA COMPUTAÇÃO <text:s text:c="28"/></text:p>
          </table:table-cell>
          <table:table-cell office:value-type="string">
            <text:p>Social Science Computer Review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4522</text:p>
          </table:table-cell>
          <table:table-cell office:value-type="string">
            <text:p>CIÊNCIA DA COMPUTAÇÃO <text:s text:c="28"/></text:p>
          </table:table-cell>
          <table:table-cell office:value-type="string">
            <text:p>Sociologias (UFRGS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3-7479</text:p>
          </table:table-cell>
          <table:table-cell office:value-type="string">
            <text:p>CIÊNCIA DA COMPUTAÇÃO <text:s text:c="28"/></text:p>
          </table:table-cell>
          <table:table-cell office:value-type="string">
            <text:p>Soft computing (Berlin. Interne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9-1366</text:p>
          </table:table-cell>
          <table:table-cell office:value-type="string">
            <text:p>CIÊNCIA DA COMPUTAÇÃO <text:s text:c="28"/></text:p>
          </table:table-cell>
          <table:table-cell office:value-type="string">
            <text:p>Software and Systems Modeling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3-5948</text:p>
          </table:table-cell>
          <table:table-cell office:value-type="string">
            <text:p>CIÊNCIA DA COMPUTAÇÃO <text:s text:c="28"/></text:p>
          </table:table-cell>
          <table:table-cell office:value-type="string">
            <text:p>Software Engineering Not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9-1670</text:p>
          </table:table-cell>
          <table:table-cell office:value-type="string">
            <text:p>CIÊNCIA DA COMPUTAÇÃO <text:s text:c="28"/></text:p>
          </table:table-cell>
          <table:table-cell office:value-type="string">
            <text:p>Software Process Improvement and Practice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7-4866</text:p>
          </table:table-cell>
          <table:table-cell office:value-type="string">
            <text:p>CIÊNCIA DA COMPUTAÇÃO <text:s text:c="28"/></text:p>
          </table:table-cell>
          <table:table-cell office:value-type="string">
            <text:p>Software Process Improvement and Practice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3-9314</text:p>
          </table:table-cell>
          <table:table-cell office:value-type="string">
            <text:p>CIÊNCIA DA COMPUTAÇÃO <text:s text:c="28"/></text:p>
          </table:table-cell>
          <table:table-cell office:value-type="string">
            <text:p>Software Quality Jour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1367</text:p>
          </table:table-cell>
          <table:table-cell office:value-type="string">
            <text:p>CIÊNCIA DA COMPUTAÇÃO <text:s text:c="28"/></text:p>
          </table:table-cell>
          <table:table-cell office:value-type="string">
            <text:p>Software quality journal (Dordrecht. 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0833</text:p>
          </table:table-cell>
          <table:table-cell office:value-type="string">
            <text:p>CIÊNCIA DA COMPUTAÇÃO <text:s text:c="28"/></text:p>
          </table:table-cell>
          <table:table-cell office:value-type="string">
            <text:p>Software Testing, Verification &amp; Reliabilit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9-1689</text:p>
          </table:table-cell>
          <table:table-cell office:value-type="string">
            <text:p>CIÊNCIA DA COMPUTAÇÃO <text:s text:c="28"/></text:p>
          </table:table-cell>
          <table:table-cell office:value-type="string">
            <text:p>Software testing, verification &amp; reliability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8-0644</text:p>
          </table:table-cell>
          <table:table-cell office:value-type="string">
            <text:p>CIÊNCIA DA COMPUTAÇÃO <text:s text:c="28"/></text:p>
          </table:table-cell>
          <table:table-cell office:value-type="string">
            <text:p>Software, Practice &amp; Experienc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7-024X</text:p>
          </table:table-cell>
          <table:table-cell office:value-type="string">
            <text:p>CIÊNCIA DA COMPUTAÇÃO <text:s text:c="28"/></text:p>
          </table:table-cell>
          <table:table-cell office:value-type="string">
            <text:p>Software, practice and experience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1987</text:p>
          </table:table-cell>
          <table:table-cell office:value-type="string">
            <text:p>CIÊNCIA DA COMPUTAÇÃO <text:s text:c="28"/></text:p>
          </table:table-cell>
          <table:table-cell office:value-type="string">
            <text:p>Soil &amp; Tillage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8-0938</text:p>
          </table:table-cell>
          <table:table-cell office:value-type="string">
            <text:p>CIÊNCIA DA COMPUTAÇÃO <text:s text:c="28"/></text:p>
          </table:table-cell>
          <table:table-cell office:value-type="string">
            <text:p>Solar Phys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5-1349</text:p>
          </table:table-cell>
          <table:table-cell office:value-type="string">
            <text:p>CIÊNCIA DA COMPUTAÇÃO <text:s text:c="28"/></text:p>
          </table:table-cell>
          <table:table-cell office:value-type="string">
            <text:p>Sorites (Madrid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6393</text:p>
          </table:table-cell>
          <table:table-cell office:value-type="string">
            <text:p>CIÊNCIA DA COMPUTAÇÃO <text:s text:c="28"/></text:p>
          </table:table-cell>
          <table:table-cell office:value-type="string">
            <text:p>Speech Communication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7152</text:p>
          </table:table-cell>
          <table:table-cell office:value-type="string">
            <text:p>CIÊNCIA DA COMPUTAÇÃO <text:s text:c="28"/></text:p>
          </table:table-cell>
          <table:table-cell office:value-type="string">
            <text:p>Statistics &amp; Probability Letter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33-1888</text:p>
          </table:table-cell>
          <table:table-cell office:value-type="string">
            <text:p>CIÊNCIA DA COMPUTAÇÃO <text:s text:c="28"/></text:p>
          </table:table-cell>
          <table:table-cell office:value-type="string">
            <text:p>Statistics (Berlin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1375</text:p>
          </table:table-cell>
          <table:table-cell office:value-type="string">
            <text:p>CIÊNCIA DA COMPUTAÇÃO <text:s text:c="28"/></text:p>
          </table:table-cell>
          <table:table-cell office:value-type="string">
            <text:p>Statistics and computing (Dordrecht. 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7-6715</text:p>
          </table:table-cell>
          <table:table-cell office:value-type="string">
            <text:p>CIÊNCIA DA COMPUTAÇÃO <text:s text:c="28"/></text:p>
          </table:table-cell>
          <table:table-cell office:value-type="string">
            <text:p>Statistics in Medicine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6-2994</text:p>
          </table:table-cell>
          <table:table-cell office:value-type="string">
            <text:p>CIÊNCIA DA COMPUTAÇÃO <text:s text:c="28"/></text:p>
          </table:table-cell>
          <table:table-cell office:value-type="string">
            <text:p>Stochastic Analysis and Application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6-3240</text:p>
          </table:table-cell>
          <table:table-cell office:value-type="string">
            <text:p>CIÊNCIA DA COMPUTAÇÃO <text:s text:c="28"/></text:p>
          </table:table-cell>
          <table:table-cell office:value-type="string">
            <text:p>Stochastic Environmental Research and Risk Assessment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5-1488</text:p>
          </table:table-cell>
          <table:table-cell office:value-type="string">
            <text:p>CIÊNCIA DA COMPUTAÇÃO <text:s text:c="28"/></text:p>
          </table:table-cell>
          <table:table-cell office:value-type="string">
            <text:p>Structural and multidisciplinary optimization (Interne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9-3215</text:p>
          </table:table-cell>
          <table:table-cell office:value-type="string">
            <text:p>CIÊNCIA DA COMPUTAÇÃO <text:s text:c="28"/></text:p>
          </table:table-cell>
          <table:table-cell office:value-type="string">
            <text:p>Studia Log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0964</text:p>
          </table:table-cell>
          <table:table-cell office:value-type="string">
            <text:p>CIÊNCIA DA COMPUTAÇÃO <text:s text:c="28"/></text:p>
          </table:table-cell>
          <table:table-cell office:value-type="string">
            <text:p>Synthese (Dordrecht - 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9-7857</text:p>
          </table:table-cell>
          <table:table-cell office:value-type="string">
            <text:p>CIÊNCIA DA COMPUTAÇÃO <text:s text:c="28"/></text:p>
          </table:table-cell>
          <table:table-cell office:value-type="string">
            <text:p>Synthese (Dordrech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8892</text:p>
          </table:table-cell>
          <table:table-cell office:value-type="string">
            <text:p>CIÊNCIA DA COMPUTAÇÃO <text:s text:c="28"/></text:p>
          </table:table-cell>
          <table:table-cell office:value-type="string">
            <text:p>T &amp; N Petróle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5-4181</text:p>
          </table:table-cell>
          <table:table-cell office:value-type="string">
            <text:p>CIÊNCIA DA COMPUTAÇÃO <text:s text:c="28"/></text:p>
          </table:table-cell>
          <table:table-cell office:value-type="string">
            <text:p>Technology and Disabilit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2-9451</text:p>
          </table:table-cell>
          <table:table-cell office:value-type="string">
            <text:p>CIÊNCIA DA COMPUTAÇÃO <text:s text:c="28"/></text:p>
          </table:table-cell>
          <table:table-cell office:value-type="string">
            <text:p>Telecommunication systems (Dordrecht. 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8-4864</text:p>
          </table:table-cell>
          <table:table-cell office:value-type="string">
            <text:p>CIÊNCIA DA COMPUTAÇÃO <text:s text:c="28"/></text:p>
          </table:table-cell>
          <table:table-cell office:value-type="string">
            <text:p>Telecommunications System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1966</text:p>
          </table:table-cell>
          <table:table-cell office:value-type="string">
            <text:p>CIÊNCIA DA COMPUTAÇÃO <text:s text:c="28"/></text:p>
          </table:table-cell>
          <table:table-cell office:value-type="string">
            <text:p>TEMA. Tendências em Matemática Aplicada e Computacion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7-3760</text:p>
          </table:table-cell>
          <table:table-cell office:value-type="string">
            <text:p>CIÊNCIA DA COMPUTAÇÃO <text:s text:c="28"/></text:p>
          </table:table-cell>
          <table:table-cell office:value-type="string">
            <text:p>Textos de la Cibersociedad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8-4602</text:p>
          </table:table-cell>
          <table:table-cell office:value-type="string">
            <text:p>CIÊNCIA DA COMPUTAÇÃO <text:s text:c="28"/></text:p>
          </table:table-cell>
          <table:table-cell office:value-type="string">
            <text:p>The AI Magazin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637</text:p>
          </table:table-cell>
          <table:table-cell office:value-type="string">
            <text:p>CIÊNCIA DA COMPUTAÇÃO <text:s text:c="28"/></text:p>
          </table:table-cell>
          <table:table-cell office:value-type="string">
            <text:p>The American Journal of Tropical Medicine and Hygien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890</text:p>
          </table:table-cell>
          <table:table-cell office:value-type="string">
            <text:p>CIÊNCIA DA COMPUTAÇÃO <text:s text:c="28"/></text:p>
          </table:table-cell>
          <table:table-cell office:value-type="string">
            <text:p>The American Mathematical Monthl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9-8986</text:p>
          </table:table-cell>
          <table:table-cell office:value-type="string">
            <text:p>CIÊNCIA DA COMPUTAÇÃO <text:s text:c="28"/></text:p>
          </table:table-cell>
          <table:table-cell office:value-type="string">
            <text:p>The Bulletin of Symbolic Logic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7-8926</text:p>
          </table:table-cell>
          <table:table-cell office:value-type="string">
            <text:p>CIÊNCIA DA COMPUTAÇÃO <text:s text:c="28"/></text:p>
          </table:table-cell>
          <table:table-cell office:value-type="string">
            <text:p>The Electronic Journal of Combinator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4-6028</text:p>
          </table:table-cell>
          <table:table-cell office:value-type="string">
            <text:p>CIÊNCIA DA COMPUTAÇÃO <text:s text:c="28"/></text:p>
          </table:table-cell>
          <table:table-cell office:value-type="string">
            <text:p>The European Physical Journal. B, Condensed Matter Physic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6-6419</text:p>
          </table:table-cell>
          <table:table-cell office:value-type="string">
            <text:p>CIÊNCIA DA COMPUTAÇÃO <text:s text:c="28"/></text:p>
          </table:table-cell>
          <table:table-cell office:value-type="string">
            <text:p>The FIEP Bulletin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4-3420</text:p>
          </table:table-cell>
          <table:table-cell office:value-type="string">
            <text:p>CIÊNCIA DA COMPUTAÇÃO <text:s text:c="28"/></text:p>
          </table:table-cell>
          <table:table-cell office:value-type="string">
            <text:p>The International Journal of High Performance Computing Application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8-3649</text:p>
          </table:table-cell>
          <table:table-cell office:value-type="string">
            <text:p>CIÊNCIA DA COMPUTAÇÃO <text:s text:c="28"/></text:p>
          </table:table-cell>
          <table:table-cell office:value-type="string">
            <text:p>The International Journal of Robotics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6-9757</text:p>
          </table:table-cell>
          <table:table-cell office:value-type="string">
            <text:p>CIÊNCIA DA COMPUTAÇÃO <text:s text:c="28"/></text:p>
          </table:table-cell>
          <table:table-cell office:value-type="string">
            <text:p>The Journal of Artificial Intelligence Research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258</text:p>
          </table:table-cell>
          <table:table-cell office:value-type="string">
            <text:p>CIÊNCIA DA COMPUTAÇÃO <text:s text:c="28"/></text:p>
          </table:table-cell>
          <table:table-cell office:value-type="string">
            <text:p>The Journal of Biological Chemistr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7-4417</text:p>
          </table:table-cell>
          <table:table-cell office:value-type="string">
            <text:p>CIÊNCIA DA COMPUTAÇÃO <text:s text:c="28"/></text:p>
          </table:table-cell>
          <table:table-cell office:value-type="string">
            <text:p>The Journal of Computer Information System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6-6708</text:p>
          </table:table-cell>
          <table:table-cell office:value-type="string">
            <text:p>CIÊNCIA DA COMPUTAÇÃO <text:s text:c="28"/></text:p>
          </table:table-cell>
          <table:table-cell office:value-type="string">
            <text:p>The Journal of High Energy Phys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7-3962</text:p>
          </table:table-cell>
          <table:table-cell office:value-type="string">
            <text:p>CIÊNCIA DA COMPUTAÇÃO <text:s text:c="28"/></text:p>
          </table:table-cell>
          <table:table-cell office:value-type="string">
            <text:p>The Journal of Integral Equations and Application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0-6474</text:p>
          </table:table-cell>
          <table:table-cell office:value-type="string">
            <text:p>CIÊNCIA DA COMPUTAÇÃO <text:s text:c="28"/></text:p>
          </table:table-cell>
          <table:table-cell office:value-type="string">
            <text:p>The Journal of Neuroscien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5-1211</text:p>
          </table:table-cell>
          <table:table-cell office:value-type="string">
            <text:p>CIÊNCIA DA COMPUTAÇÃO <text:s text:c="28"/></text:p>
          </table:table-cell>
          <table:table-cell office:value-type="string">
            <text:p>The Journal of Risk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0484</text:p>
          </table:table-cell>
          <table:table-cell office:value-type="string">
            <text:p>CIÊNCIA DA COMPUTAÇÃO <text:s text:c="28"/></text:p>
          </table:table-cell>
          <table:table-cell office:value-type="string">
            <text:p>The Journal of Supercomputing (Dordrecht. 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4-1212</text:p>
          </table:table-cell>
          <table:table-cell office:value-type="string">
            <text:p>CIÊNCIA DA COMPUTAÇÃO <text:s text:c="28"/></text:p>
          </table:table-cell>
          <table:table-cell office:value-type="string">
            <text:p>The Journal of Systems and Softwar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8-2789</text:p>
          </table:table-cell>
          <table:table-cell office:value-type="string">
            <text:p>CIÊNCIA DA COMPUTAÇÃO <text:s text:c="28"/></text:p>
          </table:table-cell>
          <table:table-cell office:value-type="string">
            <text:p>The Visual Computer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2-2315</text:p>
          </table:table-cell>
          <table:table-cell office:value-type="string">
            <text:p>CIÊNCIA DA COMPUTAÇÃO <text:s text:c="28"/></text:p>
          </table:table-cell>
          <table:table-cell office:value-type="string">
            <text:p>The visual computer (Interne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6-8888</text:p>
          </table:table-cell>
          <table:table-cell office:value-type="string">
            <text:p>CIÊNCIA DA COMPUTAÇÃO <text:s text:c="28"/></text:p>
          </table:table-cell>
          <table:table-cell office:value-type="string">
            <text:p>The VLDB Journal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3975</text:p>
          </table:table-cell>
          <table:table-cell office:value-type="string">
            <text:p>CIÊNCIA DA COMPUTAÇÃO <text:s text:c="28"/></text:p>
          </table:table-cell>
          <table:table-cell office:value-type="string">
            <text:p>Theoretical Computer Scienc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0684</text:p>
          </table:table-cell>
          <table:table-cell office:value-type="string">
            <text:p>CIÊNCIA DA COMPUTAÇÃO <text:s text:c="28"/></text:p>
          </table:table-cell>
          <table:table-cell office:value-type="string">
            <text:p>Theory and Practice of Logic Programm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5-3081</text:p>
          </table:table-cell>
          <table:table-cell office:value-type="string">
            <text:p>CIÊNCIA DA COMPUTAÇÃO <text:s text:c="28"/></text:p>
          </table:table-cell>
          <table:table-cell office:value-type="string">
            <text:p>Theory and practice of logic programming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2-4350</text:p>
          </table:table-cell>
          <table:table-cell office:value-type="string">
            <text:p>CIÊNCIA DA COMPUTAÇÃO <text:s text:c="28"/></text:p>
          </table:table-cell>
          <table:table-cell office:value-type="string">
            <text:p>Theory of Computing System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1-1682</text:p>
          </table:table-cell>
          <table:table-cell office:value-type="string">
            <text:p>CIÊNCIA DA COMPUTAÇÃO <text:s text:c="28"/></text:p>
          </table:table-cell>
          <table:table-cell office:value-type="string">
            <text:p>Transactions in GI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1-1345</text:p>
          </table:table-cell>
          <table:table-cell office:value-type="string">
            <text:p>CIÊNCIA DA COMPUTAÇÃO <text:s text:c="28"/></text:p>
          </table:table-cell>
          <table:table-cell office:value-type="string">
            <text:p>Transplantation Proceeding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8-090X</text:p>
          </table:table-cell>
          <table:table-cell office:value-type="string">
            <text:p>CIÊNCIA DA COMPUTAÇÃO <text:s text:c="28"/></text:p>
          </table:table-cell>
          <table:table-cell office:value-type="string">
            <text:p>Transportation Research. Part C, Emerging Technologi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5-5289</text:p>
          </table:table-cell>
          <table:table-cell office:value-type="string">
            <text:p>CIÊNCIA DA COMPUTAÇÃO <text:s text:c="28"/></text:p>
          </table:table-cell>
          <table:table-cell office:value-type="string">
            <text:p>Universal Access in the Information Societ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1391</text:p>
          </table:table-cell>
          <table:table-cell office:value-type="string">
            <text:p>CIÊNCIA DA COMPUTAÇÃO <text:s text:c="28"/></text:p>
          </table:table-cell>
          <table:table-cell office:value-type="string">
            <text:p>User modeling and user-adapted interaction (Dordrecht. 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3-1737</text:p>
          </table:table-cell>
          <table:table-cell office:value-type="string">
            <text:p>CIÊNCIA DA COMPUTAÇÃO <text:s text:c="28"/></text:p>
          </table:table-cell>
          <table:table-cell office:value-type="string">
            <text:p>Weed Research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0-7116</text:p>
          </table:table-cell>
          <table:table-cell office:value-type="string">
            <text:p>CIÊNCIA DA COMPUTAÇÃO <text:s text:c="28"/></text:p>
          </table:table-cell>
          <table:table-cell office:value-type="string">
            <text:p>Welding Internatio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0-8677</text:p>
          </table:table-cell>
          <table:table-cell office:value-type="string">
            <text:p>CIÊNCIA DA COMPUTAÇÃO <text:s text:c="28"/></text:p>
          </table:table-cell>
          <table:table-cell office:value-type="string">
            <text:p>Wireless communications and mobile computing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0-8669</text:p>
          </table:table-cell>
          <table:table-cell office:value-type="string">
            <text:p>CIÊNCIA DA COMPUTAÇÃO <text:s text:c="28"/></text:p>
          </table:table-cell>
          <table:table-cell office:value-type="string">
            <text:p>Wireless Communications and Mobile Computing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2-0038</text:p>
          </table:table-cell>
          <table:table-cell office:value-type="string">
            <text:p>CIÊNCIA DA COMPUTAÇÃO <text:s text:c="28"/></text:p>
          </table:table-cell>
          <table:table-cell office:value-type="string">
            <text:p>Wireless Network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2-8196</text:p>
          </table:table-cell>
          <table:table-cell office:value-type="string">
            <text:p>CIÊNCIA DA COMPUTAÇÃO <text:s text:c="28"/></text:p>
          </table:table-cell>
          <table:table-cell office:value-type="string">
            <text:p>Wireless networks (Dordrecht. 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7-6429</text:p>
          </table:table-cell>
          <table:table-cell office:value-type="string">
            <text:p>CIÊNCIA DA COMPUTAÇÃO <text:s text:c="28"/></text:p>
          </table:table-cell>
          <table:table-cell office:value-type="string">
            <text:p>Wirtschaftsinformatik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6-145X</text:p>
          </table:table-cell>
          <table:table-cell office:value-type="string">
            <text:p>CIÊNCIA DA COMPUTAÇÃO <text:s text:c="28"/></text:p>
          </table:table-cell>
          <table:table-cell office:value-type="string">
            <text:p>World Wide Web (Bussum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3-2703</text:p>
          </table:table-cell>
          <table:table-cell office:value-type="string">
            <text:p>CIÊNCIA DA COMPUTAÇÃO <text:s text:c="28"/></text:p>
          </table:table-cell>
          <table:table-cell office:value-type="string">
            <text:p>Zapiski Naucnyh Seminarov Leningradskogo Otdeleniâ ordena Lenina Matematiceskogo Instituta im. V.A. Steklova Akademii Nauk SSSR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9-5075</text:p>
          </table:table-cell>
          <table:table-cell office:value-type="string">
            <text:p>CIÊNCIA DA COMPUTAÇÃO <text:s text:c="28"/></text:p>
          </table:table-cell>
          <table:table-cell office:value-type="string">
            <text:p>Zeitschrift für Naturforschung. C, A Journal of Bioscienc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7">07/04/2011</text:date>, <text:time>21:22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05-18T15:46:47</dc:date>
    <dc:creator>Ubuntu </dc:creator>
    <meta:generator>OpenOffice.org/3.2$Unix OpenOffice.org_project/320m12$Build-9483</meta:generator>
    <meta:document-statistic meta:table-count="1" meta:cell-count="5020" meta:object-count="0"/>
  </office:meta>
</office:document-meta>
</file>